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955.53pt" svg:height="586.54pt" svg:x="371.76pt" svg:y="3pt">
            <draw:object draw:notify-on-update-of-ranges="'relay1.comm.sub.network'.E2:'relay1.comm.sub.network'.E110 'relay1.comm.sub.network'.F2:'relay1.comm.sub.network'.F1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905356.3865" calcext:value-type="float">
            <text:p>1455905356.3865</text:p>
          </table:table-cell>
          <table:table-cell office:value-type="float" office:value="1455905356.3868" calcext:value-type="float">
            <text:p>1455905356.3868</text:p>
          </table:table-cell>
          <table:table-cell office:value-type="float" office:value="4296" calcext:value-type="float">
            <text:p>4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905357.11513" calcext:value-type="float">
            <text:p>1455905357.11513</text:p>
          </table:table-cell>
          <table:table-cell office:value-type="float" office:value="1455905357.11535" calcext:value-type="float">
            <text:p>1455905357.11535</text:p>
          </table:table-cell>
          <table:table-cell office:value-type="float" office:value="4408" calcext:value-type="float">
            <text:p>4408</text:p>
          </table:table-cell>
          <table:table-cell table:formula="of:=[.B3]-[.B$2]" office:value-type="float" office:value="0.728634119033814" calcext:value-type="float">
            <text:p>0.728634119</text:p>
          </table:table-cell>
          <table:table-cell table:formula="of:=[.D3]/([.E3]-[.E2])" office:value-type="float" office:value="6049.67552966791" calcext:value-type="float">
            <text:p>6049.6755296679</text:p>
          </table:table-cell>
          <table:table-cell table:formula="of:=[.E3]-[.E2]" office:value-type="float" office:value="0.728634119033814" calcext:value-type="float">
            <text:p>0.728634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905357.8394" calcext:value-type="float">
            <text:p>1455905357.8394</text:p>
          </table:table-cell>
          <table:table-cell office:value-type="float" office:value="1455905357.83973" calcext:value-type="float">
            <text:p>1455905357.83973</text:p>
          </table:table-cell>
          <table:table-cell office:value-type="float" office:value="4928" calcext:value-type="float">
            <text:p>4928</text:p>
          </table:table-cell>
          <table:table-cell table:formula="of:=[.B4]-[.B$2]" office:value-type="float" office:value="1.45290541648865" calcext:value-type="float">
            <text:p>1.4529054165</text:p>
          </table:table-cell>
          <table:table-cell table:formula="of:=[.D4]/([.E4]-[.E3])" office:value-type="float" office:value="6804.08020767565" calcext:value-type="float">
            <text:p>6804.0802076757</text:p>
          </table:table-cell>
          <table:table-cell table:formula="of:=[.E4]-[.E3]" office:value-type="float" office:value="0.724271297454834" calcext:value-type="float">
            <text:p>0.7242712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905358.56146" calcext:value-type="float">
            <text:p>1455905358.56146</text:p>
          </table:table-cell>
          <table:table-cell office:value-type="float" office:value="1455905358.5617" calcext:value-type="float">
            <text:p>1455905358.5617</text:p>
          </table:table-cell>
          <table:table-cell office:value-type="float" office:value="5736" calcext:value-type="float">
            <text:p>5736</text:p>
          </table:table-cell>
          <table:table-cell table:formula="of:=[.B5]-[.B$2]" office:value-type="float" office:value="2.17496538162231" calcext:value-type="float">
            <text:p>2.1749653816</text:p>
          </table:table-cell>
          <table:table-cell table:formula="of:=[.D5]/([.E5]-[.E4])" office:value-type="float" office:value="7943.93856047421" calcext:value-type="float">
            <text:p>7943.9385604742</text:p>
          </table:table-cell>
          <table:table-cell table:formula="of:=[.E5]-[.E4]" office:value-type="float" office:value="0.722059965133667" calcext:value-type="float">
            <text:p>0.7220599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905359.28448" calcext:value-type="float">
            <text:p>1455905359.28448</text:p>
          </table:table-cell>
          <table:table-cell office:value-type="float" office:value="1455905359.28466" calcext:value-type="float">
            <text:p>1455905359.28466</text:p>
          </table:table-cell>
          <table:table-cell office:value-type="float" office:value="6640" calcext:value-type="float">
            <text:p>6640</text:p>
          </table:table-cell>
          <table:table-cell table:formula="of:=[.B6]-[.B$2]" office:value-type="float" office:value="2.89798259735107" calcext:value-type="float">
            <text:p>2.8979825974</text:p>
          </table:table-cell>
          <table:table-cell table:formula="of:=[.D6]/([.E6]-[.E5])" office:value-type="float" office:value="9183.73706123617" calcext:value-type="float">
            <text:p>9183.7370612362</text:p>
          </table:table-cell>
          <table:table-cell table:formula="of:=[.E6]-[.E5]" office:value-type="float" office:value="0.72301721572876" calcext:value-type="float">
            <text:p>0.72301721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905360.0066" calcext:value-type="float">
            <text:p>1455905360.0066</text:p>
          </table:table-cell>
          <table:table-cell office:value-type="float" office:value="1455905360.00677" calcext:value-type="float">
            <text:p>1455905360.00677</text:p>
          </table:table-cell>
          <table:table-cell office:value-type="float" office:value="7400" calcext:value-type="float">
            <text:p>7400</text:p>
          </table:table-cell>
          <table:table-cell table:formula="of:=[.B7]-[.B$2]" office:value-type="float" office:value="3.62009787559509" calcext:value-type="float">
            <text:p>3.6200978756</text:p>
          </table:table-cell>
          <table:table-cell table:formula="of:=[.D7]/([.E7]-[.E6])" office:value-type="float" office:value="10247.6712831706" calcext:value-type="float">
            <text:p>10247.6712831706</text:p>
          </table:table-cell>
          <table:table-cell table:formula="of:=[.E7]-[.E6]" office:value-type="float" office:value="0.722115278244019" calcext:value-type="float">
            <text:p>0.72211527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905360.7289" calcext:value-type="float">
            <text:p>1455905360.7289</text:p>
          </table:table-cell>
          <table:table-cell office:value-type="float" office:value="1455905360.72908" calcext:value-type="float">
            <text:p>1455905360.72908</text:p>
          </table:table-cell>
          <table:table-cell office:value-type="float" office:value="7832" calcext:value-type="float">
            <text:p>7832</text:p>
          </table:table-cell>
          <table:table-cell table:formula="of:=[.B8]-[.B$2]" office:value-type="float" office:value="4.34239935874939" calcext:value-type="float">
            <text:p>4.3423993587</text:p>
          </table:table-cell>
          <table:table-cell table:formula="of:=[.D8]/([.E8]-[.E7])" office:value-type="float" office:value="10843.1177045319" calcext:value-type="float">
            <text:p>10843.1177045319</text:p>
          </table:table-cell>
          <table:table-cell table:formula="of:=[.E8]-[.E7]" office:value-type="float" office:value="0.722301483154297" calcext:value-type="float">
            <text:p>0.7223014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905361.45056" calcext:value-type="float">
            <text:p>1455905361.45056</text:p>
          </table:table-cell>
          <table:table-cell office:value-type="float" office:value="1455905361.45081" calcext:value-type="float">
            <text:p>1455905361.45081</text:p>
          </table:table-cell>
          <table:table-cell office:value-type="float" office:value="7840" calcext:value-type="float">
            <text:p>7840</text:p>
          </table:table-cell>
          <table:table-cell table:formula="of:=[.B9]-[.B$2]" office:value-type="float" office:value="5.06406545639038" calcext:value-type="float">
            <text:p>5.0640654564</text:p>
          </table:table-cell>
          <table:table-cell table:formula="of:=[.D9]/([.E9]-[.E8])" office:value-type="float" office:value="10863.7499054309" calcext:value-type="float">
            <text:p>10863.7499054309</text:p>
          </table:table-cell>
          <table:table-cell table:formula="of:=[.E9]-[.E8]" office:value-type="float" office:value="0.721666097640991" calcext:value-type="float">
            <text:p>0.72166609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905362.17268" calcext:value-type="float">
            <text:p>1455905362.17268</text:p>
          </table:table-cell>
          <table:table-cell office:value-type="float" office:value="1455905362.17286" calcext:value-type="float">
            <text:p>1455905362.17286</text:p>
          </table:table-cell>
          <table:table-cell office:value-type="float" office:value="7408" calcext:value-type="float">
            <text:p>7408</text:p>
          </table:table-cell>
          <table:table-cell table:formula="of:=[.B10]-[.B$2]" office:value-type="float" office:value="5.78618288040161" calcext:value-type="float">
            <text:p>5.7861828804</text:p>
          </table:table-cell>
          <table:table-cell table:formula="of:=[.D10]/([.E10]-[.E9])" office:value-type="float" office:value="10258.7193629118" calcext:value-type="float">
            <text:p>10258.7193629118</text:p>
          </table:table-cell>
          <table:table-cell table:formula="of:=[.E10]-[.E9]" office:value-type="float" office:value="0.722117424011231" calcext:value-type="float">
            <text:p>0.722117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905362.89678" calcext:value-type="float">
            <text:p>1455905362.89678</text:p>
          </table:table-cell>
          <table:table-cell office:value-type="float" office:value="1455905362.89698" calcext:value-type="float">
            <text:p>1455905362.89698</text:p>
          </table:table-cell>
          <table:table-cell office:value-type="float" office:value="6648" calcext:value-type="float">
            <text:p>6648</text:p>
          </table:table-cell>
          <table:table-cell table:formula="of:=[.B11]-[.B$2]" office:value-type="float" office:value="6.51028370857239" calcext:value-type="float">
            <text:p>6.5102837086</text:p>
          </table:table-cell>
          <table:table-cell table:formula="of:=[.D11]/([.E11]-[.E10])" office:value-type="float" office:value="9181.04184025611" calcext:value-type="float">
            <text:p>9181.0418402561</text:p>
          </table:table-cell>
          <table:table-cell table:formula="of:=[.E11]-[.E10]" office:value-type="float" office:value="0.724100828170776" calcext:value-type="float">
            <text:p>0.7241008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905363.61846" calcext:value-type="float">
            <text:p>1455905363.61846</text:p>
          </table:table-cell>
          <table:table-cell office:value-type="float" office:value="1455905363.61863" calcext:value-type="float">
            <text:p>1455905363.61863</text:p>
          </table:table-cell>
          <table:table-cell office:value-type="float" office:value="5752" calcext:value-type="float">
            <text:p>5752</text:p>
          </table:table-cell>
          <table:table-cell table:formula="of:=[.B12]-[.B$2]" office:value-type="float" office:value="7.23195958137512" calcext:value-type="float">
            <text:p>7.2319595814</text:p>
          </table:table-cell>
          <table:table-cell table:formula="of:=[.D12]/([.E12]-[.E11])" office:value-type="float" office:value="7970.33712331446" calcext:value-type="float">
            <text:p>7970.3371233145</text:p>
          </table:table-cell>
          <table:table-cell table:formula="of:=[.E12]-[.E11]" office:value-type="float" office:value="0.721675872802734" calcext:value-type="float">
            <text:p>0.72167587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905364.34145" calcext:value-type="float">
            <text:p>1455905364.34145</text:p>
          </table:table-cell>
          <table:table-cell office:value-type="float" office:value="1455905364.34163" calcext:value-type="float">
            <text:p>1455905364.34163</text:p>
          </table:table-cell>
          <table:table-cell office:value-type="float" office:value="4936" calcext:value-type="float">
            <text:p>4936</text:p>
          </table:table-cell>
          <table:table-cell table:formula="of:=[.B13]-[.B$2]" office:value-type="float" office:value="7.95495581626892" calcext:value-type="float">
            <text:p>7.9549558163</text:p>
          </table:table-cell>
          <table:table-cell table:formula="of:=[.D13]/([.E13]-[.E12])" office:value-type="float" office:value="6827.14482009032" calcext:value-type="float">
            <text:p>6827.1448200903</text:p>
          </table:table-cell>
          <table:table-cell table:formula="of:=[.E13]-[.E12]" office:value-type="float" office:value="0.722996234893799" calcext:value-type="float">
            <text:p>0.72299623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905365.06275" calcext:value-type="float">
            <text:p>1455905365.06275</text:p>
          </table:table-cell>
          <table:table-cell office:value-type="float" office:value="1455905365.06306" calcext:value-type="float">
            <text:p>1455905365.06306</text:p>
          </table:table-cell>
          <table:table-cell office:value-type="float" office:value="4416" calcext:value-type="float">
            <text:p>4416</text:p>
          </table:table-cell>
          <table:table-cell table:formula="of:=[.B14]-[.B$2]" office:value-type="float" office:value="8.67624735832214" calcext:value-type="float">
            <text:p>8.6762473583</text:p>
          </table:table-cell>
          <table:table-cell table:formula="of:=[.D14]/([.E14]-[.E13])" office:value-type="float" office:value="6122.35100862191" calcext:value-type="float">
            <text:p>6122.3510086219</text:p>
          </table:table-cell>
          <table:table-cell table:formula="of:=[.E14]-[.E13]" office:value-type="float" office:value="0.721291542053223" calcext:value-type="float">
            <text:p>0.72129154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905365.78514" calcext:value-type="float">
            <text:p>1455905365.78514</text:p>
          </table:table-cell>
          <table:table-cell office:value-type="float" office:value="1455905365.78532" calcext:value-type="float">
            <text:p>1455905365.78532</text:p>
          </table:table-cell>
          <table:table-cell office:value-type="float" office:value="4304" calcext:value-type="float">
            <text:p>4304</text:p>
          </table:table-cell>
          <table:table-cell table:formula="of:=[.B15]-[.B$2]" office:value-type="float" office:value="9.39864373207092" calcext:value-type="float">
            <text:p>9.3986437321</text:p>
          </table:table-cell>
          <table:table-cell table:formula="of:=[.D15]/([.E15]-[.E14])" office:value-type="float" office:value="5957.94795821713" calcext:value-type="float">
            <text:p>5957.9479582171</text:p>
          </table:table-cell>
          <table:table-cell table:formula="of:=[.E15]-[.E14]" office:value-type="float" office:value="0.722396373748779" calcext:value-type="float">
            <text:p>0.72239637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905366.50627" calcext:value-type="float">
            <text:p>1455905366.50627</text:p>
          </table:table-cell>
          <table:table-cell office:value-type="float" office:value="1455905366.50645" calcext:value-type="float">
            <text:p>1455905366.50645</text:p>
          </table:table-cell>
          <table:table-cell office:value-type="float" office:value="4648" calcext:value-type="float">
            <text:p>4648</text:p>
          </table:table-cell>
          <table:table-cell table:formula="of:=[.B16]-[.B$2]" office:value-type="float" office:value="10.1197731494904" calcext:value-type="float">
            <text:p>10.1197731495</text:p>
          </table:table-cell>
          <table:table-cell table:formula="of:=[.D16]/([.E16]-[.E15])" office:value-type="float" office:value="6445.44500296895" calcext:value-type="float">
            <text:p>6445.445002969</text:p>
          </table:table-cell>
          <table:table-cell table:formula="of:=[.E16]-[.E15]" office:value-type="float" office:value="0.721129417419434" calcext:value-type="float">
            <text:p>0.7211294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905367.2278" calcext:value-type="float">
            <text:p>1455905367.2278</text:p>
          </table:table-cell>
          <table:table-cell office:value-type="float" office:value="1455905367.22797" calcext:value-type="float">
            <text:p>1455905367.22797</text:p>
          </table:table-cell>
          <table:table-cell office:value-type="float" office:value="5344" calcext:value-type="float">
            <text:p>5344</text:p>
          </table:table-cell>
          <table:table-cell table:formula="of:=[.B17]-[.B$2]" office:value-type="float" office:value="10.8413002490997" calcext:value-type="float">
            <text:p>10.8413002491</text:p>
          </table:table-cell>
          <table:table-cell table:formula="of:=[.D17]/([.E17]-[.E16])" office:value-type="float" office:value="7406.5132174428" calcext:value-type="float">
            <text:p>7406.5132174428</text:p>
          </table:table-cell>
          <table:table-cell table:formula="of:=[.E17]-[.E16]" office:value-type="float" office:value="0.721527099609375" calcext:value-type="float">
            <text:p>0.72152709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905367.9504" calcext:value-type="float">
            <text:p>1455905367.9504</text:p>
          </table:table-cell>
          <table:table-cell office:value-type="float" office:value="1455905367.95057" calcext:value-type="float">
            <text:p>1455905367.95057</text:p>
          </table:table-cell>
          <table:table-cell office:value-type="float" office:value="6224" calcext:value-type="float">
            <text:p>6224</text:p>
          </table:table-cell>
          <table:table-cell table:formula="of:=[.B18]-[.B$2]" office:value-type="float" office:value="11.5639052391052" calcext:value-type="float">
            <text:p>11.5639052391</text:p>
          </table:table-cell>
          <table:table-cell table:formula="of:=[.D18]/([.E18]-[.E17])" office:value-type="float" office:value="8613.28123398745" calcext:value-type="float">
            <text:p>8613.2812339875</text:p>
          </table:table-cell>
          <table:table-cell table:formula="of:=[.E18]-[.E17]" office:value-type="float" office:value="0.722604990005493" calcext:value-type="float">
            <text:p>0.722604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905368.67282" calcext:value-type="float">
            <text:p>1455905368.67282</text:p>
          </table:table-cell>
          <table:table-cell office:value-type="float" office:value="1455905368.67306" calcext:value-type="float">
            <text:p>1455905368.67306</text:p>
          </table:table-cell>
          <table:table-cell office:value-type="float" office:value="7080" calcext:value-type="float">
            <text:p>7080</text:p>
          </table:table-cell>
          <table:table-cell table:formula="of:=[.B19]-[.B$2]" office:value-type="float" office:value="12.286319732666" calcext:value-type="float">
            <text:p>12.2863197327</text:p>
          </table:table-cell>
          <table:table-cell table:formula="of:=[.D19]/([.E19]-[.E18])" office:value-type="float" office:value="9800.4678243685" calcext:value-type="float">
            <text:p>9800.4678243685</text:p>
          </table:table-cell>
          <table:table-cell table:formula="of:=[.E19]-[.E18]" office:value-type="float" office:value="0.722414493560791" calcext:value-type="float">
            <text:p>0.72241449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905369.39687" calcext:value-type="float">
            <text:p>1455905369.39687</text:p>
          </table:table-cell>
          <table:table-cell office:value-type="float" office:value="1455905369.39706" calcext:value-type="float">
            <text:p>1455905369.39706</text:p>
          </table:table-cell>
          <table:table-cell office:value-type="float" office:value="7680" calcext:value-type="float">
            <text:p>7680</text:p>
          </table:table-cell>
          <table:table-cell table:formula="of:=[.B20]-[.B$2]" office:value-type="float" office:value="13.0103743076324" calcext:value-type="float">
            <text:p>13.0103743076</text:p>
          </table:table-cell>
          <table:table-cell table:formula="of:=[.D20]/([.E20]-[.E19])" office:value-type="float" office:value="10606.9352580999" calcext:value-type="float">
            <text:p>10606.9352580999</text:p>
          </table:table-cell>
          <table:table-cell table:formula="of:=[.E20]-[.E19]" office:value-type="float" office:value="0.724054574966431" calcext:value-type="float">
            <text:p>0.7240545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905370.1186" calcext:value-type="float">
            <text:p>1455905370.1186</text:p>
          </table:table-cell>
          <table:table-cell office:value-type="float" office:value="1455905370.11879" calcext:value-type="float">
            <text:p>1455905370.11879</text:p>
          </table:table-cell>
          <table:table-cell office:value-type="float" office:value="7888" calcext:value-type="float">
            <text:p>7888</text:p>
          </table:table-cell>
          <table:table-cell table:formula="of:=[.B21]-[.B$2]" office:value-type="float" office:value="13.7321004867554" calcext:value-type="float">
            <text:p>13.7321004868</text:p>
          </table:table-cell>
          <table:table-cell table:formula="of:=[.D21]/([.E21]-[.E20])" office:value-type="float" office:value="10929.3527492461" calcext:value-type="float">
            <text:p>10929.3527492461</text:p>
          </table:table-cell>
          <table:table-cell table:formula="of:=[.E21]-[.E20]" office:value-type="float" office:value="0.721726179122925" calcext:value-type="float">
            <text:p>0.72172617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905370.84168" calcext:value-type="float">
            <text:p>1455905370.84168</text:p>
          </table:table-cell>
          <table:table-cell office:value-type="float" office:value="1455905370.84186" calcext:value-type="float">
            <text:p>1455905370.84186</text:p>
          </table:table-cell>
          <table:table-cell office:value-type="float" office:value="7656" calcext:value-type="float">
            <text:p>7656</text:p>
          </table:table-cell>
          <table:table-cell table:formula="of:=[.B22]-[.B$2]" office:value-type="float" office:value="14.4551837444305" calcext:value-type="float">
            <text:p>14.4551837444</text:p>
          </table:table-cell>
          <table:table-cell table:formula="of:=[.D22]/([.E22]-[.E21])" office:value-type="float" office:value="10587.9923490626" calcext:value-type="float">
            <text:p>10587.9923490626</text:p>
          </table:table-cell>
          <table:table-cell table:formula="of:=[.E22]-[.E21]" office:value-type="float" office:value="0.723083257675171" calcext:value-type="float">
            <text:p>0.72308325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905371.56329" calcext:value-type="float">
            <text:p>1455905371.56329</text:p>
          </table:table-cell>
          <table:table-cell office:value-type="float" office:value="1455905371.56347" calcext:value-type="float">
            <text:p>1455905371.56347</text:p>
          </table:table-cell>
          <table:table-cell office:value-type="float" office:value="7024" calcext:value-type="float">
            <text:p>7024</text:p>
          </table:table-cell>
          <table:table-cell table:formula="of:=[.B23]-[.B$2]" office:value-type="float" office:value="15.1767945289612" calcext:value-type="float">
            <text:p>15.176794529</text:p>
          </table:table-cell>
          <table:table-cell table:formula="of:=[.D23]/([.E23]-[.E22])" office:value-type="float" office:value="9733.77913769491" calcext:value-type="float">
            <text:p>9733.7791376949</text:p>
          </table:table-cell>
          <table:table-cell table:formula="of:=[.E23]-[.E22]" office:value-type="float" office:value="0.72161078453064" calcext:value-type="float">
            <text:p>0.72161078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905372.28453" calcext:value-type="float">
            <text:p>1455905372.28453</text:p>
          </table:table-cell>
          <table:table-cell office:value-type="float" office:value="1455905372.2847" calcext:value-type="float">
            <text:p>1455905372.2847</text:p>
          </table:table-cell>
          <table:table-cell office:value-type="float" office:value="6168" calcext:value-type="float">
            <text:p>6168</text:p>
          </table:table-cell>
          <table:table-cell table:formula="of:=[.B24]-[.B$2]" office:value-type="float" office:value="15.8980288505554" calcext:value-type="float">
            <text:p>15.8980288506</text:p>
          </table:table-cell>
          <table:table-cell table:formula="of:=[.D24]/([.E24]-[.E23])" office:value-type="float" office:value="8552.00565936195" calcext:value-type="float">
            <text:p>8552.005659362</text:p>
          </table:table-cell>
          <table:table-cell table:formula="of:=[.E24]-[.E23]" office:value-type="float" office:value="0.721234321594238" calcext:value-type="float">
            <text:p>0.72123432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905373.00699" calcext:value-type="float">
            <text:p>1455905373.00699</text:p>
          </table:table-cell>
          <table:table-cell office:value-type="float" office:value="1455905373.00716" calcext:value-type="float">
            <text:p>1455905373.00716</text:p>
          </table:table-cell>
          <table:table-cell office:value-type="float" office:value="5288" calcext:value-type="float">
            <text:p>5288</text:p>
          </table:table-cell>
          <table:table-cell table:formula="of:=[.B25]-[.B$2]" office:value-type="float" office:value="16.6204900741577" calcext:value-type="float">
            <text:p>16.6204900742</text:p>
          </table:table-cell>
          <table:table-cell table:formula="of:=[.D25]/([.E25]-[.E24])" office:value-type="float" office:value="7319.42397355705" calcext:value-type="float">
            <text:p>7319.4239735571</text:p>
          </table:table-cell>
          <table:table-cell table:formula="of:=[.E25]-[.E24]" office:value-type="float" office:value="0.722461223602295" calcext:value-type="float">
            <text:p>0.72246122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905373.72852" calcext:value-type="float">
            <text:p>1455905373.72852</text:p>
          </table:table-cell>
          <table:table-cell office:value-type="float" office:value="1455905373.72869" calcext:value-type="float">
            <text:p>1455905373.72869</text:p>
          </table:table-cell>
          <table:table-cell office:value-type="float" office:value="4608" calcext:value-type="float">
            <text:p>4608</text:p>
          </table:table-cell>
          <table:table-cell table:formula="of:=[.B26]-[.B$2]" office:value-type="float" office:value="17.3420186042786" calcext:value-type="float">
            <text:p>17.3420186043</text:p>
          </table:table-cell>
          <table:table-cell table:formula="of:=[.D26]/([.E26]-[.E25])" office:value-type="float" office:value="6386.44184898441" calcext:value-type="float">
            <text:p>6386.4418489844</text:p>
          </table:table-cell>
          <table:table-cell table:formula="of:=[.E26]-[.E25]" office:value-type="float" office:value="0.72152853012085" calcext:value-type="float">
            <text:p>0.72152853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905374.45077" calcext:value-type="float">
            <text:p>1455905374.45077</text:p>
          </table:table-cell>
          <table:table-cell office:value-type="float" office:value="1455905374.45094" calcext:value-type="float">
            <text:p>1455905374.45094</text:p>
          </table:table-cell>
          <table:table-cell office:value-type="float" office:value="4304" calcext:value-type="float">
            <text:p>4304</text:p>
          </table:table-cell>
          <table:table-cell table:formula="of:=[.B27]-[.B$2]" office:value-type="float" office:value="18.0642695426941" calcext:value-type="float">
            <text:p>18.0642695427</text:p>
          </table:table-cell>
          <table:table-cell table:formula="of:=[.D27]/([.E27]-[.E26])" office:value-type="float" office:value="5959.14767441093" calcext:value-type="float">
            <text:p>5959.1476744109</text:p>
          </table:table-cell>
          <table:table-cell table:formula="of:=[.E27]-[.E26]" office:value-type="float" office:value="0.722250938415527" calcext:value-type="float">
            <text:p>0.72225093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905375.1719" calcext:value-type="float">
            <text:p>1455905375.1719</text:p>
          </table:table-cell>
          <table:table-cell office:value-type="float" office:value="1455905375.17208" calcext:value-type="float">
            <text:p>1455905375.17208</text:p>
          </table:table-cell>
          <table:table-cell office:value-type="float" office:value="4440" calcext:value-type="float">
            <text:p>4440</text:p>
          </table:table-cell>
          <table:table-cell table:formula="of:=[.B28]-[.B$2]" office:value-type="float" office:value="18.7854063510895" calcext:value-type="float">
            <text:p>18.7854063511</text:p>
          </table:table-cell>
          <table:table-cell table:formula="of:=[.D28]/([.E28]-[.E27])" office:value-type="float" office:value="6156.9454620955" calcext:value-type="float">
            <text:p>6156.9454620955</text:p>
          </table:table-cell>
          <table:table-cell table:formula="of:=[.E28]-[.E27]" office:value-type="float" office:value="0.721136808395386" calcext:value-type="float">
            <text:p>0.72113680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905375.89466" calcext:value-type="float">
            <text:p>1455905375.89466</text:p>
          </table:table-cell>
          <table:table-cell office:value-type="float" office:value="1455905375.89484" calcext:value-type="float">
            <text:p>1455905375.89484</text:p>
          </table:table-cell>
          <table:table-cell office:value-type="float" office:value="4984" calcext:value-type="float">
            <text:p>4984</text:p>
          </table:table-cell>
          <table:table-cell table:formula="of:=[.B29]-[.B$2]" office:value-type="float" office:value="19.5081584453583" calcext:value-type="float">
            <text:p>19.5081584454</text:p>
          </table:table-cell>
          <table:table-cell table:formula="of:=[.D29]/([.E29]-[.E28])" office:value-type="float" office:value="6895.86379551382" calcext:value-type="float">
            <text:p>6895.8637955138</text:p>
          </table:table-cell>
          <table:table-cell table:formula="of:=[.E29]-[.E28]" office:value-type="float" office:value="0.722752094268799" calcext:value-type="float">
            <text:p>0.72275209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905376.61621" calcext:value-type="float">
            <text:p>1455905376.61621</text:p>
          </table:table-cell>
          <table:table-cell office:value-type="float" office:value="1455905376.61647" calcext:value-type="float">
            <text:p>1455905376.61647</text:p>
          </table:table-cell>
          <table:table-cell office:value-type="float" office:value="5808" calcext:value-type="float">
            <text:p>5808</text:p>
          </table:table-cell>
          <table:table-cell table:formula="of:=[.B30]-[.B$2]" office:value-type="float" office:value="20.229710817337" calcext:value-type="float">
            <text:p>20.2297108173</text:p>
          </table:table-cell>
          <table:table-cell table:formula="of:=[.D30]/([.E30]-[.E29])" office:value-type="float" office:value="8049.31176939014" calcext:value-type="float">
            <text:p>8049.3117693901</text:p>
          </table:table-cell>
          <table:table-cell table:formula="of:=[.E30]-[.E29]" office:value-type="float" office:value="0.72155237197876" calcext:value-type="float">
            <text:p>0.7215523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905377.33806" calcext:value-type="float">
            <text:p>1455905377.33806</text:p>
          </table:table-cell>
          <table:table-cell office:value-type="float" office:value="1455905377.33825" calcext:value-type="float">
            <text:p>1455905377.33825</text:p>
          </table:table-cell>
          <table:table-cell office:value-type="float" office:value="6704" calcext:value-type="float">
            <text:p>6704</text:p>
          </table:table-cell>
          <table:table-cell table:formula="of:=[.B31]-[.B$2]" office:value-type="float" office:value="20.9515566825867" calcext:value-type="float">
            <text:p>20.9515566826</text:p>
          </table:table-cell>
          <table:table-cell table:formula="of:=[.D31]/([.E31]-[.E30])" office:value-type="float" office:value="9287.30124080101" calcext:value-type="float">
            <text:p>9287.301240801</text:p>
          </table:table-cell>
          <table:table-cell table:formula="of:=[.E31]-[.E30]" office:value-type="float" office:value="0.721845865249634" calcext:value-type="float">
            <text:p>0.72184586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905378.06068" calcext:value-type="float">
            <text:p>1455905378.06068</text:p>
          </table:table-cell>
          <table:table-cell office:value-type="float" office:value="1455905378.06086" calcext:value-type="float">
            <text:p>1455905378.06086</text:p>
          </table:table-cell>
          <table:table-cell office:value-type="float" office:value="7440" calcext:value-type="float">
            <text:p>7440</text:p>
          </table:table-cell>
          <table:table-cell table:formula="of:=[.B32]-[.B$2]" office:value-type="float" office:value="21.6741840839386" calcext:value-type="float">
            <text:p>21.6741840839</text:p>
          </table:table-cell>
          <table:table-cell table:formula="of:=[.D32]/([.E32]-[.E31])" office:value-type="float" office:value="10295.7623611848" calcext:value-type="float">
            <text:p>10295.7623611848</text:p>
          </table:table-cell>
          <table:table-cell table:formula="of:=[.E32]-[.E31]" office:value-type="float" office:value="0.722627401351929" calcext:value-type="float">
            <text:p>0.72262740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905378.78255" calcext:value-type="float">
            <text:p>1455905378.78255</text:p>
          </table:table-cell>
          <table:table-cell office:value-type="float" office:value="1455905378.78272" calcext:value-type="float">
            <text:p>1455905378.78272</text:p>
          </table:table-cell>
          <table:table-cell office:value-type="float" office:value="7848" calcext:value-type="float">
            <text:p>7848</text:p>
          </table:table-cell>
          <table:table-cell table:formula="of:=[.B33]-[.B$2]" office:value-type="float" office:value="22.3960490226746" calcext:value-type="float">
            <text:p>22.3960490227</text:p>
          </table:table-cell>
          <table:table-cell table:formula="of:=[.D33]/([.E33]-[.E32])" office:value-type="float" office:value="10871.8398399324" calcext:value-type="float">
            <text:p>10871.8398399324</text:p>
          </table:table-cell>
          <table:table-cell table:formula="of:=[.E33]-[.E32]" office:value-type="float" office:value="0.721864938735962" calcext:value-type="float">
            <text:p>0.72186493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905379.50599" calcext:value-type="float">
            <text:p>1455905379.50599</text:p>
          </table:table-cell>
          <table:table-cell office:value-type="float" office:value="1455905379.50616" calcext:value-type="float">
            <text:p>1455905379.50616</text:p>
          </table:table-cell>
          <table:table-cell office:value-type="float" office:value="7816" calcext:value-type="float">
            <text:p>7816</text:p>
          </table:table-cell>
          <table:table-cell table:formula="of:=[.B34]-[.B$2]" office:value-type="float" office:value="23.1194903850555" calcext:value-type="float">
            <text:p>23.1194903851</text:p>
          </table:table-cell>
          <table:table-cell table:formula="of:=[.D34]/([.E34]-[.E33])" office:value-type="float" office:value="10803.9164007378" calcext:value-type="float">
            <text:p>10803.9164007378</text:p>
          </table:table-cell>
          <table:table-cell table:formula="of:=[.E34]-[.E33]" office:value-type="float" office:value="0.723441362380981" calcext:value-type="float">
            <text:p>0.72344136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905380.22884" calcext:value-type="float">
            <text:p>1455905380.22884</text:p>
          </table:table-cell>
          <table:table-cell office:value-type="float" office:value="1455905380.22902" calcext:value-type="float">
            <text:p>1455905380.22902</text:p>
          </table:table-cell>
          <table:table-cell office:value-type="float" office:value="7352" calcext:value-type="float">
            <text:p>7352</text:p>
          </table:table-cell>
          <table:table-cell table:formula="of:=[.B35]-[.B$2]" office:value-type="float" office:value="23.8423459529877" calcext:value-type="float">
            <text:p>23.842345953</text:p>
          </table:table-cell>
          <table:table-cell table:formula="of:=[.D35]/([.E35]-[.E34])" office:value-type="float" office:value="10170.7731477145" calcext:value-type="float">
            <text:p>10170.7731477145</text:p>
          </table:table-cell>
          <table:table-cell table:formula="of:=[.E35]-[.E34]" office:value-type="float" office:value="0.722855567932129" calcext:value-type="float">
            <text:p>0.72285556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905380.95143" calcext:value-type="float">
            <text:p>1455905380.95143</text:p>
          </table:table-cell>
          <table:table-cell office:value-type="float" office:value="1455905380.9516" calcext:value-type="float">
            <text:p>1455905380.9516</text:p>
          </table:table-cell>
          <table:table-cell office:value-type="float" office:value="6576" calcext:value-type="float">
            <text:p>6576</text:p>
          </table:table-cell>
          <table:table-cell table:formula="of:=[.B36]-[.B$2]" office:value-type="float" office:value="24.5649275779724" calcext:value-type="float">
            <text:p>24.564927578</text:p>
          </table:table-cell>
          <table:table-cell table:formula="of:=[.D36]/([.E36]-[.E35])" office:value-type="float" office:value="9100.70194511086" calcext:value-type="float">
            <text:p>9100.7019451109</text:p>
          </table:table-cell>
          <table:table-cell table:formula="of:=[.E36]-[.E35]" office:value-type="float" office:value="0.722581624984741" calcext:value-type="float">
            <text:p>0.7225816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905381.67282" calcext:value-type="float">
            <text:p>1455905381.67282</text:p>
          </table:table-cell>
          <table:table-cell office:value-type="float" office:value="1455905381.67306" calcext:value-type="float">
            <text:p>1455905381.67306</text:p>
          </table:table-cell>
          <table:table-cell office:value-type="float" office:value="5680" calcext:value-type="float">
            <text:p>5680</text:p>
          </table:table-cell>
          <table:table-cell table:formula="of:=[.B37]-[.B$2]" office:value-type="float" office:value="25.2863245010376" calcext:value-type="float">
            <text:p>25.286324501</text:p>
          </table:table-cell>
          <table:table-cell table:formula="of:=[.D37]/([.E37]-[.E36])" office:value-type="float" office:value="7873.61273439581" calcext:value-type="float">
            <text:p>7873.6127343958</text:p>
          </table:table-cell>
          <table:table-cell table:formula="of:=[.E37]-[.E36]" office:value-type="float" office:value="0.721396923065186" calcext:value-type="float">
            <text:p>0.72139692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905382.39463" calcext:value-type="float">
            <text:p>1455905382.39463</text:p>
          </table:table-cell>
          <table:table-cell office:value-type="float" office:value="1455905382.39481" calcext:value-type="float">
            <text:p>1455905382.39481</text:p>
          </table:table-cell>
          <table:table-cell office:value-type="float" office:value="4888" calcext:value-type="float">
            <text:p>4888</text:p>
          </table:table-cell>
          <table:table-cell table:formula="of:=[.B38]-[.B$2]" office:value-type="float" office:value="26.0081326961517" calcext:value-type="float">
            <text:p>26.0081326962</text:p>
          </table:table-cell>
          <table:table-cell table:formula="of:=[.D38]/([.E38]-[.E37])" office:value-type="float" office:value="6771.88210536608" calcext:value-type="float">
            <text:p>6771.8821053661</text:p>
          </table:table-cell>
          <table:table-cell table:formula="of:=[.E38]-[.E37]" office:value-type="float" office:value="0.721808195114136" calcext:value-type="float">
            <text:p>0.72180819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905383.11733" calcext:value-type="float">
            <text:p>1455905383.11733</text:p>
          </table:table-cell>
          <table:table-cell office:value-type="float" office:value="1455905383.11751" calcext:value-type="float">
            <text:p>1455905383.11751</text:p>
          </table:table-cell>
          <table:table-cell office:value-type="float" office:value="4392" calcext:value-type="float">
            <text:p>4392</text:p>
          </table:table-cell>
          <table:table-cell table:formula="of:=[.B39]-[.B$2]" office:value-type="float" office:value="26.7308297157288" calcext:value-type="float">
            <text:p>26.7308297157</text:p>
          </table:table-cell>
          <table:table-cell table:formula="of:=[.D39]/([.E39]-[.E38])" office:value-type="float" office:value="6077.23552336014" calcext:value-type="float">
            <text:p>6077.2355233601</text:p>
          </table:table-cell>
          <table:table-cell table:formula="of:=[.E39]-[.E38]" office:value-type="float" office:value="0.722697019577026" calcext:value-type="float">
            <text:p>0.72269701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905383.83842" calcext:value-type="float">
            <text:p>1455905383.83842</text:p>
          </table:table-cell>
          <table:table-cell office:value-type="float" office:value="1455905383.8386" calcext:value-type="float">
            <text:p>1455905383.8386</text:p>
          </table:table-cell>
          <table:table-cell office:value-type="float" office:value="4320" calcext:value-type="float">
            <text:p>4320</text:p>
          </table:table-cell>
          <table:table-cell table:formula="of:=[.B40]-[.B$2]" office:value-type="float" office:value="27.4519233703613" calcext:value-type="float">
            <text:p>27.4519233704</text:p>
          </table:table-cell>
          <table:table-cell table:formula="of:=[.D40]/([.E40]-[.E39])" office:value-type="float" office:value="5990.90003392312" calcext:value-type="float">
            <text:p>5990.9000339231</text:p>
          </table:table-cell>
          <table:table-cell table:formula="of:=[.E40]-[.E39]" office:value-type="float" office:value="0.721093654632568" calcext:value-type="float">
            <text:p>0.72109365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905384.56088" calcext:value-type="float">
            <text:p>1455905384.56088</text:p>
          </table:table-cell>
          <table:table-cell office:value-type="float" office:value="1455905384.56106" calcext:value-type="float">
            <text:p>1455905384.56106</text:p>
          </table:table-cell>
          <table:table-cell office:value-type="float" office:value="4688" calcext:value-type="float">
            <text:p>4688</text:p>
          </table:table-cell>
          <table:table-cell table:formula="of:=[.B41]-[.B$2]" office:value-type="float" office:value="28.1743774414062" calcext:value-type="float">
            <text:p>28.1743774414</text:p>
          </table:table-cell>
          <table:table-cell table:formula="of:=[.D41]/([.E41]-[.E40])" office:value-type="float" office:value="6488.99381689345" calcext:value-type="float">
            <text:p>6488.9938168935</text:p>
          </table:table-cell>
          <table:table-cell table:formula="of:=[.E41]-[.E40]" office:value-type="float" office:value="0.722454071044922" calcext:value-type="float">
            <text:p>0.7224540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905385.28251" calcext:value-type="float">
            <text:p>1455905385.28251</text:p>
          </table:table-cell>
          <table:table-cell office:value-type="float" office:value="1455905385.28268" calcext:value-type="float">
            <text:p>1455905385.28268</text:p>
          </table:table-cell>
          <table:table-cell office:value-type="float" office:value="5408" calcext:value-type="float">
            <text:p>5408</text:p>
          </table:table-cell>
          <table:table-cell table:formula="of:=[.B42]-[.B$2]" office:value-type="float" office:value="28.8960082530975" calcext:value-type="float">
            <text:p>28.8960082531</text:p>
          </table:table-cell>
          <table:table-cell table:formula="of:=[.D42]/([.E42]-[.E41])" office:value-type="float" office:value="7494.13676963888" calcext:value-type="float">
            <text:p>7494.1367696389</text:p>
          </table:table-cell>
          <table:table-cell table:formula="of:=[.E42]-[.E41]" office:value-type="float" office:value="0.721630811691284" calcext:value-type="float">
            <text:p>0.72163081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905386.00476" calcext:value-type="float">
            <text:p>1455905386.00476</text:p>
          </table:table-cell>
          <table:table-cell office:value-type="float" office:value="1455905386.00499" calcext:value-type="float">
            <text:p>1455905386.00499</text:p>
          </table:table-cell>
          <table:table-cell office:value-type="float" office:value="6296" calcext:value-type="float">
            <text:p>6296</text:p>
          </table:table-cell>
          <table:table-cell table:formula="of:=[.B43]-[.B$2]" office:value-type="float" office:value="29.6182608604431" calcext:value-type="float">
            <text:p>29.6182608604</text:p>
          </table:table-cell>
          <table:table-cell table:formula="of:=[.D43]/([.E43]-[.E42])" office:value-type="float" office:value="8717.17171522444" calcext:value-type="float">
            <text:p>8717.1717152244</text:p>
          </table:table-cell>
          <table:table-cell table:formula="of:=[.E43]-[.E42]" office:value-type="float" office:value="0.722252607345581" calcext:value-type="float">
            <text:p>0.72225260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905386.72634" calcext:value-type="float">
            <text:p>1455905386.72634</text:p>
          </table:table-cell>
          <table:table-cell office:value-type="float" office:value="1455905386.72652" calcext:value-type="float">
            <text:p>1455905386.72652</text:p>
          </table:table-cell>
          <table:table-cell office:value-type="float" office:value="7128" calcext:value-type="float">
            <text:p>7128</text:p>
          </table:table-cell>
          <table:table-cell table:formula="of:=[.B44]-[.B$2]" office:value-type="float" office:value="30.3398425579071" calcext:value-type="float">
            <text:p>30.3398425579</text:p>
          </table:table-cell>
          <table:table-cell table:formula="of:=[.D44]/([.E44]-[.E43])" office:value-type="float" office:value="9878.29933194186" calcext:value-type="float">
            <text:p>9878.2993319419</text:p>
          </table:table-cell>
          <table:table-cell table:formula="of:=[.E44]-[.E43]" office:value-type="float" office:value="0.721581697463989" calcext:value-type="float">
            <text:p>0.72158169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905387.4487" calcext:value-type="float">
            <text:p>1455905387.4487</text:p>
          </table:table-cell>
          <table:table-cell office:value-type="float" office:value="1455905387.44887" calcext:value-type="float">
            <text:p>1455905387.44887</text:p>
          </table:table-cell>
          <table:table-cell office:value-type="float" office:value="7712" calcext:value-type="float">
            <text:p>7712</text:p>
          </table:table-cell>
          <table:table-cell table:formula="of:=[.B45]-[.B$2]" office:value-type="float" office:value="31.0621984004974" calcext:value-type="float">
            <text:p>31.0621984005</text:p>
          </table:table-cell>
          <table:table-cell table:formula="of:=[.D45]/([.E45]-[.E44])" office:value-type="float" office:value="10676.1786162692" calcext:value-type="float">
            <text:p>10676.1786162692</text:p>
          </table:table-cell>
          <table:table-cell table:formula="of:=[.E45]-[.E44]" office:value-type="float" office:value="0.722355842590332" calcext:value-type="float">
            <text:p>0.72235584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905388.17185" calcext:value-type="float">
            <text:p>1455905388.17185</text:p>
          </table:table-cell>
          <table:table-cell office:value-type="float" office:value="1455905388.17203" calcext:value-type="float">
            <text:p>1455905388.17203</text:p>
          </table:table-cell>
          <table:table-cell office:value-type="float" office:value="7888" calcext:value-type="float">
            <text:p>7888</text:p>
          </table:table-cell>
          <table:table-cell table:formula="of:=[.B46]-[.B$2]" office:value-type="float" office:value="31.7853493690491" calcext:value-type="float">
            <text:p>31.785349369</text:p>
          </table:table-cell>
          <table:table-cell table:formula="of:=[.D46]/([.E46]-[.E45])" office:value-type="float" office:value="10907.8191733581" calcext:value-type="float">
            <text:p>10907.8191733581</text:p>
          </table:table-cell>
          <table:table-cell table:formula="of:=[.E46]-[.E45]" office:value-type="float" office:value="0.723150968551636" calcext:value-type="float">
            <text:p>0.72315096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905388.89389" calcext:value-type="float">
            <text:p>1455905388.89389</text:p>
          </table:table-cell>
          <table:table-cell office:value-type="float" office:value="1455905388.89407" calcext:value-type="float">
            <text:p>1455905388.89407</text:p>
          </table:table-cell>
          <table:table-cell office:value-type="float" office:value="7616" calcext:value-type="float">
            <text:p>7616</text:p>
          </table:table-cell>
          <table:table-cell table:formula="of:=[.B47]-[.B$2]" office:value-type="float" office:value="32.5073890686035" calcext:value-type="float">
            <text:p>32.5073890686</text:p>
          </table:table-cell>
          <table:table-cell table:formula="of:=[.D47]/([.E47]-[.E46])" office:value-type="float" office:value="10547.8964725896" calcext:value-type="float">
            <text:p>10547.8964725896</text:p>
          </table:table-cell>
          <table:table-cell table:formula="of:=[.E47]-[.E46]" office:value-type="float" office:value="0.722039699554443" calcext:value-type="float">
            <text:p>0.72203969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905389.61753" calcext:value-type="float">
            <text:p>1455905389.61753</text:p>
          </table:table-cell>
          <table:table-cell office:value-type="float" office:value="1455905389.61771" calcext:value-type="float">
            <text:p>1455905389.61771</text:p>
          </table:table-cell>
          <table:table-cell office:value-type="float" office:value="6968" calcext:value-type="float">
            <text:p>6968</text:p>
          </table:table-cell>
          <table:table-cell table:formula="of:=[.B48]-[.B$2]" office:value-type="float" office:value="33.2310318946838" calcext:value-type="float">
            <text:p>33.2310318947</text:p>
          </table:table-cell>
          <table:table-cell table:formula="of:=[.D48]/([.E48]-[.E47])" office:value-type="float" office:value="9629.05973619999" calcext:value-type="float">
            <text:p>9629.0597362</text:p>
          </table:table-cell>
          <table:table-cell table:formula="of:=[.E48]-[.E47]" office:value-type="float" office:value="0.723642826080322" calcext:value-type="float">
            <text:p>0.72364282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905390.33934" calcext:value-type="float">
            <text:p>1455905390.33934</text:p>
          </table:table-cell>
          <table:table-cell office:value-type="float" office:value="1455905390.33951" calcext:value-type="float">
            <text:p>1455905390.33951</text:p>
          </table:table-cell>
          <table:table-cell office:value-type="float" office:value="6096" calcext:value-type="float">
            <text:p>6096</text:p>
          </table:table-cell>
          <table:table-cell table:formula="of:=[.B49]-[.B$2]" office:value-type="float" office:value="33.9528396129608" calcext:value-type="float">
            <text:p>33.952839613</text:p>
          </table:table-cell>
          <table:table-cell table:formula="of:=[.D49]/([.E49]-[.E48])" office:value-type="float" office:value="8445.46247656055" calcext:value-type="float">
            <text:p>8445.4624765606</text:p>
          </table:table-cell>
          <table:table-cell table:formula="of:=[.E49]-[.E48]" office:value-type="float" office:value="0.721807718276978" calcext:value-type="float">
            <text:p>0.72180771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905391.06196" calcext:value-type="float">
            <text:p>1455905391.06196</text:p>
          </table:table-cell>
          <table:table-cell office:value-type="float" office:value="1455905391.06213" calcext:value-type="float">
            <text:p>1455905391.06213</text:p>
          </table:table-cell>
          <table:table-cell office:value-type="float" office:value="5224" calcext:value-type="float">
            <text:p>5224</text:p>
          </table:table-cell>
          <table:table-cell table:formula="of:=[.B50]-[.B$2]" office:value-type="float" office:value="34.6754639148712" calcext:value-type="float">
            <text:p>34.6754639149</text:p>
          </table:table-cell>
          <table:table-cell table:formula="of:=[.D50]/([.E50]-[.E49])" office:value-type="float" office:value="7229.20608425336" calcext:value-type="float">
            <text:p>7229.2060842534</text:p>
          </table:table-cell>
          <table:table-cell table:formula="of:=[.E50]-[.E49]" office:value-type="float" office:value="0.7226243019104" calcext:value-type="float">
            <text:p>0.72262430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905391.78309" calcext:value-type="float">
            <text:p>1455905391.78309</text:p>
          </table:table-cell>
          <table:table-cell office:value-type="float" office:value="1455905391.78329" calcext:value-type="float">
            <text:p>1455905391.78329</text:p>
          </table:table-cell>
          <table:table-cell office:value-type="float" office:value="4576" calcext:value-type="float">
            <text:p>4576</text:p>
          </table:table-cell>
          <table:table-cell table:formula="of:=[.B51]-[.B$2]" office:value-type="float" office:value="35.3965957164764" calcext:value-type="float">
            <text:p>35.3965957165</text:p>
          </table:table-cell>
          <table:table-cell table:formula="of:=[.D51]/([.E51]-[.E50])" office:value-type="float" office:value="6345.58064117255" calcext:value-type="float">
            <text:p>6345.5806411726</text:p>
          </table:table-cell>
          <table:table-cell table:formula="of:=[.E51]-[.E50]" office:value-type="float" office:value="0.721131801605225" calcext:value-type="float">
            <text:p>0.72113180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905392.50436" calcext:value-type="float">
            <text:p>1455905392.50436</text:p>
          </table:table-cell>
          <table:table-cell office:value-type="float" office:value="1455905392.50454" calcext:value-type="float">
            <text:p>1455905392.50454</text:p>
          </table:table-cell>
          <table:table-cell office:value-type="float" office:value="4296" calcext:value-type="float">
            <text:p>4296</text:p>
          </table:table-cell>
          <table:table-cell table:formula="of:=[.B52]-[.B$2]" office:value-type="float" office:value="36.1178643703461" calcext:value-type="float">
            <text:p>36.1178643703</text:p>
          </table:table-cell>
          <table:table-cell table:formula="of:=[.D52]/([.E52]-[.E51])" office:value-type="float" office:value="5956.17177725918" calcext:value-type="float">
            <text:p>5956.1717772592</text:p>
          </table:table-cell>
          <table:table-cell table:formula="of:=[.E52]-[.E51]" office:value-type="float" office:value="0.721268653869629" calcext:value-type="float">
            <text:p>0.72126865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905393.22653" calcext:value-type="float">
            <text:p>1455905393.22653</text:p>
          </table:table-cell>
          <table:table-cell office:value-type="float" office:value="1455905393.22671" calcext:value-type="float">
            <text:p>1455905393.22671</text:p>
          </table:table-cell>
          <table:table-cell office:value-type="float" office:value="4464" calcext:value-type="float">
            <text:p>4464</text:p>
          </table:table-cell>
          <table:table-cell table:formula="of:=[.B53]-[.B$2]" office:value-type="float" office:value="36.8400359153748" calcext:value-type="float">
            <text:p>36.8400359154</text:p>
          </table:table-cell>
          <table:table-cell table:formula="of:=[.D53]/([.E53]-[.E52])" office:value-type="float" office:value="6181.35681297534" calcext:value-type="float">
            <text:p>6181.3568129754</text:p>
          </table:table-cell>
          <table:table-cell table:formula="of:=[.E53]-[.E52]" office:value-type="float" office:value="0.722171545028687" calcext:value-type="float">
            <text:p>0.7221715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905393.9475" calcext:value-type="float">
            <text:p>1455905393.9475</text:p>
          </table:table-cell>
          <table:table-cell office:value-type="float" office:value="1455905393.94767" calcext:value-type="float">
            <text:p>1455905393.94767</text:p>
          </table:table-cell>
          <table:table-cell office:value-type="float" office:value="5040" calcext:value-type="float">
            <text:p>5040</text:p>
          </table:table-cell>
          <table:table-cell table:formula="of:=[.B54]-[.B$2]" office:value-type="float" office:value="37.5610013008118" calcext:value-type="float">
            <text:p>37.5610013008</text:p>
          </table:table-cell>
          <table:table-cell table:formula="of:=[.D54]/([.E54]-[.E53])" office:value-type="float" office:value="6990.62687585898" calcext:value-type="float">
            <text:p>6990.626875859</text:p>
          </table:table-cell>
          <table:table-cell table:formula="of:=[.E54]-[.E53]" office:value-type="float" office:value="0.720965385437012" calcext:value-type="float">
            <text:p>0.72096538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905394.67" calcext:value-type="float">
            <text:p>1455905394.67</text:p>
          </table:table-cell>
          <table:table-cell office:value-type="float" office:value="1455905394.67018" calcext:value-type="float">
            <text:p>1455905394.67018</text:p>
          </table:table-cell>
          <table:table-cell office:value-type="float" office:value="5872" calcext:value-type="float">
            <text:p>5872</text:p>
          </table:table-cell>
          <table:table-cell table:formula="of:=[.B55]-[.B$2]" office:value-type="float" office:value="38.2835001945496" calcext:value-type="float">
            <text:p>38.2835001945</text:p>
          </table:table-cell>
          <table:table-cell table:formula="of:=[.D55]/([.E55]-[.E54])" office:value-type="float" office:value="8127.34808439866" calcext:value-type="float">
            <text:p>8127.3480843987</text:p>
          </table:table-cell>
          <table:table-cell table:formula="of:=[.E55]-[.E54]" office:value-type="float" office:value="0.722498893737793" calcext:value-type="float">
            <text:p>0.72249889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905395.39186" calcext:value-type="float">
            <text:p>1455905395.39186</text:p>
          </table:table-cell>
          <table:table-cell office:value-type="float" office:value="1455905395.39203" calcext:value-type="float">
            <text:p>1455905395.39203</text:p>
          </table:table-cell>
          <table:table-cell office:value-type="float" office:value="6760" calcext:value-type="float">
            <text:p>6760</text:p>
          </table:table-cell>
          <table:table-cell table:formula="of:=[.B56]-[.B$2]" office:value-type="float" office:value="39.0053625106812" calcext:value-type="float">
            <text:p>39.0053625107</text:p>
          </table:table-cell>
          <table:table-cell table:formula="of:=[.D56]/([.E56]-[.E55])" office:value-type="float" office:value="9364.66670850247" calcext:value-type="float">
            <text:p>9364.6667085025</text:p>
          </table:table-cell>
          <table:table-cell table:formula="of:=[.E56]-[.E55]" office:value-type="float" office:value="0.721862316131592" calcext:value-type="float">
            <text:p>0.72186231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905396.1153" calcext:value-type="float">
            <text:p>1455905396.1153</text:p>
          </table:table-cell>
          <table:table-cell office:value-type="float" office:value="1455905396.11548" calcext:value-type="float">
            <text:p>1455905396.11548</text:p>
          </table:table-cell>
          <table:table-cell office:value-type="float" office:value="7488" calcext:value-type="float">
            <text:p>7488</text:p>
          </table:table-cell>
          <table:table-cell table:formula="of:=[.B57]-[.B$2]" office:value-type="float" office:value="39.7288043498993" calcext:value-type="float">
            <text:p>39.7288043499</text:p>
          </table:table-cell>
          <table:table-cell table:formula="of:=[.D57]/([.E57]-[.E56])" office:value-type="float" office:value="10350.5210703498" calcext:value-type="float">
            <text:p>10350.5210703498</text:p>
          </table:table-cell>
          <table:table-cell table:formula="of:=[.E57]-[.E56]" office:value-type="float" office:value="0.72344183921814" calcext:value-type="float">
            <text:p>0.72344183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905396.83743" calcext:value-type="float">
            <text:p>1455905396.83743</text:p>
          </table:table-cell>
          <table:table-cell office:value-type="float" office:value="1455905396.83761" calcext:value-type="float">
            <text:p>1455905396.83761</text:p>
          </table:table-cell>
          <table:table-cell office:value-type="float" office:value="7864" calcext:value-type="float">
            <text:p>7864</text:p>
          </table:table-cell>
          <table:table-cell table:formula="of:=[.B58]-[.B$2]" office:value-type="float" office:value="40.4509363174438" calcext:value-type="float">
            <text:p>40.4509363174</text:p>
          </table:table-cell>
          <table:table-cell table:formula="of:=[.D58]/([.E58]-[.E57])" office:value-type="float" office:value="10889.9762833374" calcext:value-type="float">
            <text:p>10889.9762833374</text:p>
          </table:table-cell>
          <table:table-cell table:formula="of:=[.E58]-[.E57]" office:value-type="float" office:value="0.722131967544556" calcext:value-type="float">
            <text:p>0.72213196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905397.55921" calcext:value-type="float">
            <text:p>1455905397.55921</text:p>
          </table:table-cell>
          <table:table-cell office:value-type="float" office:value="1455905397.55939" calcext:value-type="float">
            <text:p>1455905397.55939</text:p>
          </table:table-cell>
          <table:table-cell office:value-type="float" office:value="7800" calcext:value-type="float">
            <text:p>7800</text:p>
          </table:table-cell>
          <table:table-cell table:formula="of:=[.B59]-[.B$2]" office:value-type="float" office:value="41.1727149486542" calcext:value-type="float">
            <text:p>41.1727149487</text:p>
          </table:table-cell>
          <table:table-cell table:formula="of:=[.D59]/([.E59]-[.E58])" office:value-type="float" office:value="10806.6374684998" calcext:value-type="float">
            <text:p>10806.6374684998</text:p>
          </table:table-cell>
          <table:table-cell table:formula="of:=[.E59]-[.E58]" office:value-type="float" office:value="0.721778631210327" calcext:value-type="float">
            <text:p>0.72177863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905398.28201" calcext:value-type="float">
            <text:p>1455905398.28201</text:p>
          </table:table-cell>
          <table:table-cell office:value-type="float" office:value="1455905398.28219" calcext:value-type="float">
            <text:p>1455905398.28219</text:p>
          </table:table-cell>
          <table:table-cell office:value-type="float" office:value="7304" calcext:value-type="float">
            <text:p>7304</text:p>
          </table:table-cell>
          <table:table-cell table:formula="of:=[.B60]-[.B$2]" office:value-type="float" office:value="41.8955144882202" calcext:value-type="float">
            <text:p>41.8955144882</text:p>
          </table:table-cell>
          <table:table-cell table:formula="of:=[.D60]/([.E60]-[.E59])" office:value-type="float" office:value="10105.1530890366" calcext:value-type="float">
            <text:p>10105.1530890366</text:p>
          </table:table-cell>
          <table:table-cell table:formula="of:=[.E60]-[.E59]" office:value-type="float" office:value="0.72279953956604" calcext:value-type="float">
            <text:p>0.72279953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905399.00345" calcext:value-type="float">
            <text:p>1455905399.00345</text:p>
          </table:table-cell>
          <table:table-cell office:value-type="float" office:value="1455905399.00364" calcext:value-type="float">
            <text:p>1455905399.00364</text:p>
          </table:table-cell>
          <table:table-cell office:value-type="float" office:value="6520" calcext:value-type="float">
            <text:p>6520</text:p>
          </table:table-cell>
          <table:table-cell table:formula="of:=[.B61]-[.B$2]" office:value-type="float" office:value="42.6169526576996" calcext:value-type="float">
            <text:p>42.6169526577</text:p>
          </table:table-cell>
          <table:table-cell table:formula="of:=[.D61]/([.E61]-[.E60])" office:value-type="float" office:value="9037.50352536129" calcext:value-type="float">
            <text:p>9037.5035253613</text:p>
          </table:table-cell>
          <table:table-cell table:formula="of:=[.E61]-[.E60]" office:value-type="float" office:value="0.72143816947937" calcext:value-type="float">
            <text:p>0.7214381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905399.72652" calcext:value-type="float">
            <text:p>1455905399.72652</text:p>
          </table:table-cell>
          <table:table-cell office:value-type="float" office:value="1455905399.72683" calcext:value-type="float">
            <text:p>1455905399.72683</text:p>
          </table:table-cell>
          <table:table-cell office:value-type="float" office:value="5616" calcext:value-type="float">
            <text:p>5616</text:p>
          </table:table-cell>
          <table:table-cell table:formula="of:=[.B62]-[.B$2]" office:value-type="float" office:value="43.3400189876556" calcext:value-type="float">
            <text:p>43.3400189877</text:p>
          </table:table-cell>
          <table:table-cell table:formula="of:=[.D62]/([.E62]-[.E61])" office:value-type="float" office:value="7766.92229652198" calcext:value-type="float">
            <text:p>7766.922296522</text:p>
          </table:table-cell>
          <table:table-cell table:formula="of:=[.E62]-[.E61]" office:value-type="float" office:value="0.723066329956055" calcext:value-type="float">
            <text:p>0.723066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905400.44761" calcext:value-type="float">
            <text:p>1455905400.44761</text:p>
          </table:table-cell>
          <table:table-cell office:value-type="float" office:value="1455905400.44779" calcext:value-type="float">
            <text:p>1455905400.44779</text:p>
          </table:table-cell>
          <table:table-cell office:value-type="float" office:value="4840" calcext:value-type="float">
            <text:p>4840</text:p>
          </table:table-cell>
          <table:table-cell table:formula="of:=[.B63]-[.B$2]" office:value-type="float" office:value="44.0611131191254" calcext:value-type="float">
            <text:p>44.0611131191</text:p>
          </table:table-cell>
          <table:table-cell table:formula="of:=[.D63]/([.E63]-[.E62])" office:value-type="float" office:value="6712.02245140335" calcext:value-type="float">
            <text:p>6712.0224514034</text:p>
          </table:table-cell>
          <table:table-cell table:formula="of:=[.E63]-[.E62]" office:value-type="float" office:value="0.721094131469727" calcext:value-type="float">
            <text:p>0.72109413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905401.16965" calcext:value-type="float">
            <text:p>1455905401.16965</text:p>
          </table:table-cell>
          <table:table-cell office:value-type="float" office:value="1455905401.16982" calcext:value-type="float">
            <text:p>1455905401.16982</text:p>
          </table:table-cell>
          <table:table-cell office:value-type="float" office:value="4368" calcext:value-type="float">
            <text:p>4368</text:p>
          </table:table-cell>
          <table:table-cell table:formula="of:=[.B64]-[.B$2]" office:value-type="float" office:value="44.7831478118897" calcext:value-type="float">
            <text:p>44.7831478119</text:p>
          </table:table-cell>
          <table:table-cell table:formula="of:=[.D64]/([.E64]-[.E63])" office:value-type="float" office:value="6049.57080840157" calcext:value-type="float">
            <text:p>6049.5708084016</text:p>
          </table:table-cell>
          <table:table-cell table:formula="of:=[.E64]-[.E63]" office:value-type="float" office:value="0.722034692764282" calcext:value-type="float">
            <text:p>0.72203469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905401.89076" calcext:value-type="float">
            <text:p>1455905401.89076</text:p>
          </table:table-cell>
          <table:table-cell office:value-type="float" office:value="1455905401.89096" calcext:value-type="float">
            <text:p>1455905401.89096</text:p>
          </table:table-cell>
          <table:table-cell office:value-type="float" office:value="4328" calcext:value-type="float">
            <text:p>4328</text:p>
          </table:table-cell>
          <table:table-cell table:formula="of:=[.B65]-[.B$2]" office:value-type="float" office:value="45.5042660236359" calcext:value-type="float">
            <text:p>45.5042660236</text:p>
          </table:table-cell>
          <table:table-cell table:formula="of:=[.D65]/([.E65]-[.E64])" office:value-type="float" office:value="6001.78990004923" calcext:value-type="float">
            <text:p>6001.7899000492</text:p>
          </table:table-cell>
          <table:table-cell table:formula="of:=[.E65]-[.E64]" office:value-type="float" office:value="0.721118211746216" calcext:value-type="float">
            <text:p>0.72111821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905402.61278" calcext:value-type="float">
            <text:p>1455905402.61278</text:p>
          </table:table-cell>
          <table:table-cell office:value-type="float" office:value="1455905402.61296" calcext:value-type="float">
            <text:p>1455905402.61296</text:p>
          </table:table-cell>
          <table:table-cell office:value-type="float" office:value="4728" calcext:value-type="float">
            <text:p>4728</text:p>
          </table:table-cell>
          <table:table-cell table:formula="of:=[.B66]-[.B$2]" office:value-type="float" office:value="46.226282119751" calcext:value-type="float">
            <text:p>46.2262821198</text:p>
          </table:table-cell>
          <table:table-cell table:formula="of:=[.D66]/([.E66]-[.E65])" office:value-type="float" office:value="6548.33046720084" calcext:value-type="float">
            <text:p>6548.3304672008</text:p>
          </table:table-cell>
          <table:table-cell table:formula="of:=[.E66]-[.E65]" office:value-type="float" office:value="0.722016096115112" calcext:value-type="float">
            <text:p>0.72201609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905403.33814" calcext:value-type="float">
            <text:p>1455905403.33814</text:p>
          </table:table-cell>
          <table:table-cell office:value-type="float" office:value="1455905403.33831" calcext:value-type="float">
            <text:p>1455905403.33831</text:p>
          </table:table-cell>
          <table:table-cell office:value-type="float" office:value="5472" calcext:value-type="float">
            <text:p>5472</text:p>
          </table:table-cell>
          <table:table-cell table:formula="of:=[.B67]-[.B$2]" office:value-type="float" office:value="46.9516401290894" calcext:value-type="float">
            <text:p>46.9516401291</text:p>
          </table:table-cell>
          <table:table-cell table:formula="of:=[.D67]/([.E67]-[.E66])" office:value-type="float" office:value="7543.86100319093" calcext:value-type="float">
            <text:p>7543.8610031909</text:p>
          </table:table-cell>
          <table:table-cell table:formula="of:=[.E67]-[.E66]" office:value-type="float" office:value="0.725358009338379" calcext:value-type="float">
            <text:p>0.72535800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905404.05983" calcext:value-type="float">
            <text:p>1455905404.05983</text:p>
          </table:table-cell>
          <table:table-cell office:value-type="float" office:value="1455905404.06001" calcext:value-type="float">
            <text:p>1455905404.06001</text:p>
          </table:table-cell>
          <table:table-cell office:value-type="float" office:value="6360" calcext:value-type="float">
            <text:p>6360</text:p>
          </table:table-cell>
          <table:table-cell table:formula="of:=[.B68]-[.B$2]" office:value-type="float" office:value="47.6733362674713" calcext:value-type="float">
            <text:p>47.6733362675</text:p>
          </table:table-cell>
          <table:table-cell table:formula="of:=[.D68]/([.E68]-[.E67])" office:value-type="float" office:value="8812.57313397729" calcext:value-type="float">
            <text:p>8812.5731339773</text:p>
          </table:table-cell>
          <table:table-cell table:formula="of:=[.E68]-[.E67]" office:value-type="float" office:value="0.721696138381958" calcext:value-type="float">
            <text:p>0.72169613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905404.78289" calcext:value-type="float">
            <text:p>1455905404.78289</text:p>
          </table:table-cell>
          <table:table-cell office:value-type="float" office:value="1455905404.78306" calcext:value-type="float">
            <text:p>1455905404.78306</text:p>
          </table:table-cell>
          <table:table-cell office:value-type="float" office:value="7192" calcext:value-type="float">
            <text:p>7192</text:p>
          </table:table-cell>
          <table:table-cell table:formula="of:=[.B69]-[.B$2]" office:value-type="float" office:value="48.3963866233826" calcext:value-type="float">
            <text:p>48.3963866234</text:p>
          </table:table-cell>
          <table:table-cell table:formula="of:=[.D69]/([.E69]-[.E68])" office:value-type="float" office:value="9946.74844041253" calcext:value-type="float">
            <text:p>9946.7484404125</text:p>
          </table:table-cell>
          <table:table-cell table:formula="of:=[.E69]-[.E68]" office:value-type="float" office:value="0.723050355911255" calcext:value-type="float">
            <text:p>0.72305035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905405.50453" calcext:value-type="float">
            <text:p>1455905405.50453</text:p>
          </table:table-cell>
          <table:table-cell office:value-type="float" office:value="1455905405.5047" calcext:value-type="float">
            <text:p>1455905405.5047</text:p>
          </table:table-cell>
          <table:table-cell office:value-type="float" office:value="7744" calcext:value-type="float">
            <text:p>7744</text:p>
          </table:table-cell>
          <table:table-cell table:formula="of:=[.B70]-[.B$2]" office:value-type="float" office:value="49.118026971817" calcext:value-type="float">
            <text:p>49.1180269718</text:p>
          </table:table-cell>
          <table:table-cell table:formula="of:=[.D70]/([.E70]-[.E69])" office:value-type="float" office:value="10731.1072846746" calcext:value-type="float">
            <text:p>10731.1072846746</text:p>
          </table:table-cell>
          <table:table-cell table:formula="of:=[.E70]-[.E69]" office:value-type="float" office:value="0.721640348434448" calcext:value-type="float">
            <text:p>0.72164034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905406.227" calcext:value-type="float">
            <text:p>1455905406.227</text:p>
          </table:table-cell>
          <table:table-cell office:value-type="float" office:value="1455905406.22718" calcext:value-type="float">
            <text:p>1455905406.22718</text:p>
          </table:table-cell>
          <table:table-cell office:value-type="float" office:value="7888" calcext:value-type="float">
            <text:p>7888</text:p>
          </table:table-cell>
          <table:table-cell table:formula="of:=[.B71]-[.B$2]" office:value-type="float" office:value="49.8405015468597" calcext:value-type="float">
            <text:p>49.8405015469</text:p>
          </table:table-cell>
          <table:table-cell table:formula="of:=[.D71]/([.E71]-[.E70])" office:value-type="float" office:value="10918.0312670983" calcext:value-type="float">
            <text:p>10918.0312670983</text:p>
          </table:table-cell>
          <table:table-cell table:formula="of:=[.E71]-[.E70]" office:value-type="float" office:value="0.722474575042725" calcext:value-type="float">
            <text:p>0.7224745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905406.94861" calcext:value-type="float">
            <text:p>1455905406.94861</text:p>
          </table:table-cell>
          <table:table-cell office:value-type="float" office:value="1455905406.94894" calcext:value-type="float">
            <text:p>1455905406.94894</text:p>
          </table:table-cell>
          <table:table-cell office:value-type="float" office:value="7584" calcext:value-type="float">
            <text:p>7584</text:p>
          </table:table-cell>
          <table:table-cell table:formula="of:=[.B72]-[.B$2]" office:value-type="float" office:value="50.5621137619019" calcext:value-type="float">
            <text:p>50.5621137619</text:p>
          </table:table-cell>
          <table:table-cell table:formula="of:=[.D72]/([.E72]-[.E71])" office:value-type="float" office:value="10509.79992011" calcext:value-type="float">
            <text:p>10509.79992011</text:p>
          </table:table-cell>
          <table:table-cell table:formula="of:=[.E72]-[.E71]" office:value-type="float" office:value="0.721612215042114" calcext:value-type="float">
            <text:p>0.7216122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905407.67062" calcext:value-type="float">
            <text:p>1455905407.67062</text:p>
          </table:table-cell>
          <table:table-cell office:value-type="float" office:value="1455905407.67079" calcext:value-type="float">
            <text:p>1455905407.67079</text:p>
          </table:table-cell>
          <table:table-cell office:value-type="float" office:value="6904" calcext:value-type="float">
            <text:p>6904</text:p>
          </table:table-cell>
          <table:table-cell table:formula="of:=[.B73]-[.B$2]" office:value-type="float" office:value="51.2841191291809" calcext:value-type="float">
            <text:p>51.2841191292</text:p>
          </table:table-cell>
          <table:table-cell table:formula="of:=[.D73]/([.E73]-[.E72])" office:value-type="float" office:value="9562.25578490974" calcext:value-type="float">
            <text:p>9562.2557849097</text:p>
          </table:table-cell>
          <table:table-cell table:formula="of:=[.E73]-[.E72]" office:value-type="float" office:value="0.722005367279053" calcext:value-type="float">
            <text:p>0.72200536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905408.39398" calcext:value-type="float">
            <text:p>1455905408.39398</text:p>
          </table:table-cell>
          <table:table-cell office:value-type="float" office:value="1455905408.39416" calcext:value-type="float">
            <text:p>1455905408.39416</text:p>
          </table:table-cell>
          <table:table-cell office:value-type="float" office:value="6032" calcext:value-type="float">
            <text:p>6032</text:p>
          </table:table-cell>
          <table:table-cell table:formula="of:=[.B74]-[.B$2]" office:value-type="float" office:value="52.0074815750122" calcext:value-type="float">
            <text:p>52.007481575</text:p>
          </table:table-cell>
          <table:table-cell table:formula="of:=[.D74]/([.E74]-[.E73])" office:value-type="float" office:value="8338.83488804556" calcext:value-type="float">
            <text:p>8338.8348880456</text:p>
          </table:table-cell>
          <table:table-cell table:formula="of:=[.E74]-[.E73]" office:value-type="float" office:value="0.723362445831299" calcext:value-type="float">
            <text:p>0.72336244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905409.11534" calcext:value-type="float">
            <text:p>1455905409.11534</text:p>
          </table:table-cell>
          <table:table-cell office:value-type="float" office:value="1455905409.11552" calcext:value-type="float">
            <text:p>1455905409.11552</text:p>
          </table:table-cell>
          <table:table-cell office:value-type="float" office:value="5168" calcext:value-type="float">
            <text:p>5168</text:p>
          </table:table-cell>
          <table:table-cell table:formula="of:=[.B75]-[.B$2]" office:value-type="float" office:value="52.7288384437561" calcext:value-type="float">
            <text:p>52.7288384438</text:p>
          </table:table-cell>
          <table:table-cell table:formula="of:=[.D75]/([.E75]-[.E74])" office:value-type="float" office:value="7164.27641286493" calcext:value-type="float">
            <text:p>7164.2764128649</text:p>
          </table:table-cell>
          <table:table-cell table:formula="of:=[.E75]-[.E74]" office:value-type="float" office:value="0.721356868743897" calcext:value-type="float">
            <text:p>0.72135686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905409.83775" calcext:value-type="float">
            <text:p>1455905409.83775</text:p>
          </table:table-cell>
          <table:table-cell office:value-type="float" office:value="1455905409.83793" calcext:value-type="float">
            <text:p>1455905409.83793</text:p>
          </table:table-cell>
          <table:table-cell office:value-type="float" office:value="4536" calcext:value-type="float">
            <text:p>4536</text:p>
          </table:table-cell>
          <table:table-cell table:formula="of:=[.B76]-[.B$2]" office:value-type="float" office:value="53.4512548446655" calcext:value-type="float">
            <text:p>53.4512548447</text:p>
          </table:table-cell>
          <table:table-cell table:formula="of:=[.D76]/([.E76]-[.E75])" office:value-type="float" office:value="6278.92721467812" calcext:value-type="float">
            <text:p>6278.9272146781</text:p>
          </table:table-cell>
          <table:table-cell table:formula="of:=[.E76]-[.E75]" office:value-type="float" office:value="0.722416400909424" calcext:value-type="float">
            <text:p>0.72241640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905410.5589" calcext:value-type="float">
            <text:p>1455905410.5589</text:p>
          </table:table-cell>
          <table:table-cell office:value-type="float" office:value="1455905410.55907" calcext:value-type="float">
            <text:p>1455905410.55907</text:p>
          </table:table-cell>
          <table:table-cell office:value-type="float" office:value="4296" calcext:value-type="float">
            <text:p>4296</text:p>
          </table:table-cell>
          <table:table-cell table:formula="of:=[.B77]-[.B$2]" office:value-type="float" office:value="54.1723973751068" calcext:value-type="float">
            <text:p>54.1723973751</text:p>
          </table:table-cell>
          <table:table-cell table:formula="of:=[.D77]/([.E77]-[.E76])" office:value-type="float" office:value="5957.21347535996" calcext:value-type="float">
            <text:p>5957.21347536</text:p>
          </table:table-cell>
          <table:table-cell table:formula="of:=[.E77]-[.E76]" office:value-type="float" office:value="0.721142530441284" calcext:value-type="float">
            <text:p>0.72114253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905411.28133" calcext:value-type="float">
            <text:p>1455905411.28133</text:p>
          </table:table-cell>
          <table:table-cell office:value-type="float" office:value="1455905411.28151" calcext:value-type="float">
            <text:p>1455905411.28151</text:p>
          </table:table-cell>
          <table:table-cell office:value-type="float" office:value="4496" calcext:value-type="float">
            <text:p>4496</text:p>
          </table:table-cell>
          <table:table-cell table:formula="of:=[.B78]-[.B$2]" office:value-type="float" office:value="54.8948321342468" calcext:value-type="float">
            <text:p>54.8948321342</text:p>
          </table:table-cell>
          <table:table-cell table:formula="of:=[.D78]/([.E78]-[.E77])" office:value-type="float" office:value="6223.39933553589" calcext:value-type="float">
            <text:p>6223.3993355359</text:p>
          </table:table-cell>
          <table:table-cell table:formula="of:=[.E78]-[.E77]" office:value-type="float" office:value="0.722434759140015" calcext:value-type="float">
            <text:p>0.72243475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905412.00233" calcext:value-type="float">
            <text:p>1455905412.00233</text:p>
          </table:table-cell>
          <table:table-cell office:value-type="float" office:value="1455905412.0025" calcext:value-type="float">
            <text:p>1455905412.0025</text:p>
          </table:table-cell>
          <table:table-cell office:value-type="float" office:value="5096" calcext:value-type="float">
            <text:p>5096</text:p>
          </table:table-cell>
          <table:table-cell table:formula="of:=[.B79]-[.B$2]" office:value-type="float" office:value="55.6158273220062" calcext:value-type="float">
            <text:p>55.615827322</text:p>
          </table:table-cell>
          <table:table-cell table:formula="of:=[.D79]/([.E79]-[.E78])" office:value-type="float" office:value="7068.00833974577" calcext:value-type="float">
            <text:p>7068.0083397458</text:p>
          </table:table-cell>
          <table:table-cell table:formula="of:=[.E79]-[.E78]" office:value-type="float" office:value="0.720995187759399" calcext:value-type="float">
            <text:p>0.72099518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905412.72374" calcext:value-type="float">
            <text:p>1455905412.72374</text:p>
          </table:table-cell>
          <table:table-cell office:value-type="float" office:value="1455905412.72392" calcext:value-type="float">
            <text:p>1455905412.72392</text:p>
          </table:table-cell>
          <table:table-cell office:value-type="float" office:value="5944" calcext:value-type="float">
            <text:p>5944</text:p>
          </table:table-cell>
          <table:table-cell table:formula="of:=[.B80]-[.B$2]" office:value-type="float" office:value="56.3372442722321" calcext:value-type="float">
            <text:p>56.3372442722</text:p>
          </table:table-cell>
          <table:table-cell table:formula="of:=[.D80]/([.E80]-[.E79])" office:value-type="float" office:value="8239.34064501716" calcext:value-type="float">
            <text:p>8239.3406450172</text:p>
          </table:table-cell>
          <table:table-cell table:formula="of:=[.E80]-[.E79]" office:value-type="float" office:value="0.72141695022583" calcext:value-type="float">
            <text:p>0.72141695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905413.44659" calcext:value-type="float">
            <text:p>1455905413.44659</text:p>
          </table:table-cell>
          <table:table-cell office:value-type="float" office:value="1455905413.44677" calcext:value-type="float">
            <text:p>1455905413.44677</text:p>
          </table:table-cell>
          <table:table-cell office:value-type="float" office:value="6824" calcext:value-type="float">
            <text:p>6824</text:p>
          </table:table-cell>
          <table:table-cell table:formula="of:=[.B81]-[.B$2]" office:value-type="float" office:value="57.0600879192352" calcext:value-type="float">
            <text:p>57.0600879192</text:p>
          </table:table-cell>
          <table:table-cell table:formula="of:=[.D81]/([.E81]-[.E80])" office:value-type="float" office:value="9440.49246097896" calcext:value-type="float">
            <text:p>9440.492460979</text:p>
          </table:table-cell>
          <table:table-cell table:formula="of:=[.E81]-[.E80]" office:value-type="float" office:value="0.722843647003174" calcext:value-type="float">
            <text:p>0.7228436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905414.16826" calcext:value-type="float">
            <text:p>1455905414.16826</text:p>
          </table:table-cell>
          <table:table-cell office:value-type="float" office:value="1455905414.16843" calcext:value-type="float">
            <text:p>1455905414.16843</text:p>
          </table:table-cell>
          <table:table-cell office:value-type="float" office:value="7528" calcext:value-type="float">
            <text:p>7528</text:p>
          </table:table-cell>
          <table:table-cell table:formula="of:=[.B82]-[.B$2]" office:value-type="float" office:value="57.7817568778992" calcext:value-type="float">
            <text:p>57.7817568779</text:p>
          </table:table-cell>
          <table:table-cell table:formula="of:=[.D82]/([.E82]-[.E81])" office:value-type="float" office:value="10431.3756461646" calcext:value-type="float">
            <text:p>10431.3756461646</text:p>
          </table:table-cell>
          <table:table-cell table:formula="of:=[.E82]-[.E81]" office:value-type="float" office:value="0.72166895866394" calcext:value-type="float">
            <text:p>0.72166895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905414.89183" calcext:value-type="float">
            <text:p>1455905414.89183</text:p>
          </table:table-cell>
          <table:table-cell office:value-type="float" office:value="1455905414.892" calcext:value-type="float">
            <text:p>1455905414.892</text:p>
          </table:table-cell>
          <table:table-cell office:value-type="float" office:value="7872" calcext:value-type="float">
            <text:p>7872</text:p>
          </table:table-cell>
          <table:table-cell table:formula="of:=[.B83]-[.B$2]" office:value-type="float" office:value="58.5053279399872" calcext:value-type="float">
            <text:p>58.50532794</text:p>
          </table:table-cell>
          <table:table-cell table:formula="of:=[.D83]/([.E83]-[.E82])" office:value-type="float" office:value="10879.3737235479" calcext:value-type="float">
            <text:p>10879.3737235479</text:p>
          </table:table-cell>
          <table:table-cell table:formula="of:=[.E83]-[.E82]" office:value-type="float" office:value="0.723571062088013" calcext:value-type="float">
            <text:p>0.72357106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905415.61353" calcext:value-type="float">
            <text:p>1455905415.61353</text:p>
          </table:table-cell>
          <table:table-cell office:value-type="float" office:value="1455905415.61371" calcext:value-type="float">
            <text:p>1455905415.61371</text:p>
          </table:table-cell>
          <table:table-cell office:value-type="float" office:value="7776" calcext:value-type="float">
            <text:p>7776</text:p>
          </table:table-cell>
          <table:table-cell table:formula="of:=[.B84]-[.B$2]" office:value-type="float" office:value="59.2270357608795" calcext:value-type="float">
            <text:p>59.2270357609</text:p>
          </table:table-cell>
          <table:table-cell table:formula="of:=[.D84]/([.E84]-[.E83])" office:value-type="float" office:value="10774.4433064139" calcext:value-type="float">
            <text:p>10774.4433064139</text:p>
          </table:table-cell>
          <table:table-cell table:formula="of:=[.E84]-[.E83]" office:value-type="float" office:value="0.721707820892334" calcext:value-type="float">
            <text:p>0.72170782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905416.33643" calcext:value-type="float">
            <text:p>1455905416.33643</text:p>
          </table:table-cell>
          <table:table-cell office:value-type="float" office:value="1455905416.33661" calcext:value-type="float">
            <text:p>1455905416.33661</text:p>
          </table:table-cell>
          <table:table-cell office:value-type="float" office:value="7256" calcext:value-type="float">
            <text:p>7256</text:p>
          </table:table-cell>
          <table:table-cell table:formula="of:=[.B85]-[.B$2]" office:value-type="float" office:value="59.9499313831329" calcext:value-type="float">
            <text:p>59.9499313831</text:p>
          </table:table-cell>
          <table:table-cell table:formula="of:=[.D85]/([.E85]-[.E84])" office:value-type="float" office:value="10037.4103489263" calcext:value-type="float">
            <text:p>10037.4103489263</text:p>
          </table:table-cell>
          <table:table-cell table:formula="of:=[.E85]-[.E84]" office:value-type="float" office:value="0.722895622253418" calcext:value-type="float">
            <text:p>0.72289562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905417.05818" calcext:value-type="float">
            <text:p>1455905417.05818</text:p>
          </table:table-cell>
          <table:table-cell office:value-type="float" office:value="1455905417.05836" calcext:value-type="float">
            <text:p>1455905417.05836</text:p>
          </table:table-cell>
          <table:table-cell office:value-type="float" office:value="6448" calcext:value-type="float">
            <text:p>6448</text:p>
          </table:table-cell>
          <table:table-cell table:formula="of:=[.B86]-[.B$2]" office:value-type="float" office:value="60.6716859340668" calcext:value-type="float">
            <text:p>60.6716859341</text:p>
          </table:table-cell>
          <table:table-cell table:formula="of:=[.D86]/([.E86]-[.E85])" office:value-type="float" office:value="8933.78502658181" calcext:value-type="float">
            <text:p>8933.7850265818</text:p>
          </table:table-cell>
          <table:table-cell table:formula="of:=[.E86]-[.E85]" office:value-type="float" office:value="0.721754550933838" calcext:value-type="float">
            <text:p>0.72175455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905417.77969" calcext:value-type="float">
            <text:p>1455905417.77969</text:p>
          </table:table-cell>
          <table:table-cell office:value-type="float" office:value="1455905417.77987" calcext:value-type="float">
            <text:p>1455905417.77987</text:p>
          </table:table-cell>
          <table:table-cell office:value-type="float" office:value="5552" calcext:value-type="float">
            <text:p>5552</text:p>
          </table:table-cell>
          <table:table-cell table:formula="of:=[.B87]-[.B$2]" office:value-type="float" office:value="61.3931918144226" calcext:value-type="float">
            <text:p>61.3931918144</text:p>
          </table:table-cell>
          <table:table-cell table:formula="of:=[.D87]/([.E87]-[.E86])" office:value-type="float" office:value="7695.01697929592" calcext:value-type="float">
            <text:p>7695.0169792959</text:p>
          </table:table-cell>
          <table:table-cell table:formula="of:=[.E87]-[.E86]" office:value-type="float" office:value="0.721505880355835" calcext:value-type="float">
            <text:p>0.72150588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905418.50217" calcext:value-type="float">
            <text:p>1455905418.50217</text:p>
          </table:table-cell>
          <table:table-cell office:value-type="float" office:value="1455905418.50235" calcext:value-type="float">
            <text:p>1455905418.50235</text:p>
          </table:table-cell>
          <table:table-cell office:value-type="float" office:value="4792" calcext:value-type="float">
            <text:p>4792</text:p>
          </table:table-cell>
          <table:table-cell table:formula="of:=[.B88]-[.B$2]" office:value-type="float" office:value="62.1156761646271" calcext:value-type="float">
            <text:p>62.1156761646</text:p>
          </table:table-cell>
          <table:table-cell table:formula="of:=[.D88]/([.E88]-[.E87])" office:value-type="float" office:value="6632.66961927111" calcext:value-type="float">
            <text:p>6632.6696192711</text:p>
          </table:table-cell>
          <table:table-cell table:formula="of:=[.E88]-[.E87]" office:value-type="float" office:value="0.722484350204468" calcext:value-type="float">
            <text:p>0.72248435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905419.22305" calcext:value-type="float">
            <text:p>1455905419.22305</text:p>
          </table:table-cell>
          <table:table-cell office:value-type="float" office:value="1455905419.22322" calcext:value-type="float">
            <text:p>1455905419.22322</text:p>
          </table:table-cell>
          <table:table-cell office:value-type="float" office:value="4352" calcext:value-type="float">
            <text:p>4352</text:p>
          </table:table-cell>
          <table:table-cell table:formula="of:=[.B89]-[.B$2]" office:value-type="float" office:value="62.8365488052368" calcext:value-type="float">
            <text:p>62.8365488052</text:p>
          </table:table-cell>
          <table:table-cell table:formula="of:=[.D89]/([.E89]-[.E88])" office:value-type="float" office:value="6037.12744087349" calcext:value-type="float">
            <text:p>6037.1274408735</text:p>
          </table:table-cell>
          <table:table-cell table:formula="of:=[.E89]-[.E88]" office:value-type="float" office:value="0.720872640609741" calcext:value-type="float">
            <text:p>0.72087264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905419.94558" calcext:value-type="float">
            <text:p>1455905419.94558</text:p>
          </table:table-cell>
          <table:table-cell office:value-type="float" office:value="1455905419.94575" calcext:value-type="float">
            <text:p>1455905419.94575</text:p>
          </table:table-cell>
          <table:table-cell office:value-type="float" office:value="4344" calcext:value-type="float">
            <text:p>4344</text:p>
          </table:table-cell>
          <table:table-cell table:formula="of:=[.B90]-[.B$2]" office:value-type="float" office:value="63.5590791702271" calcext:value-type="float">
            <text:p>63.5590791702</text:p>
          </table:table-cell>
          <table:table-cell table:formula="of:=[.D90]/([.E90]-[.E89])" office:value-type="float" office:value="6012.20406848744" calcext:value-type="float">
            <text:p>6012.2040684874</text:p>
          </table:table-cell>
          <table:table-cell table:formula="of:=[.E90]-[.E89]" office:value-type="float" office:value="0.722530364990234" calcext:value-type="float">
            <text:p>0.7225303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905420.66662" calcext:value-type="float">
            <text:p>1455905420.66662</text:p>
          </table:table-cell>
          <table:table-cell office:value-type="float" office:value="1455905420.66682" calcext:value-type="float">
            <text:p>1455905420.66682</text:p>
          </table:table-cell>
          <table:table-cell office:value-type="float" office:value="4776" calcext:value-type="float">
            <text:p>4776</text:p>
          </table:table-cell>
          <table:table-cell table:formula="of:=[.B91]-[.B$2]" office:value-type="float" office:value="64.2801175117493" calcext:value-type="float">
            <text:p>64.2801175117</text:p>
          </table:table-cell>
          <table:table-cell table:formula="of:=[.D91]/([.E91]-[.E90])" office:value-type="float" office:value="6623.78090729152" calcext:value-type="float">
            <text:p>6623.7809072915</text:p>
          </table:table-cell>
          <table:table-cell table:formula="of:=[.E91]-[.E90]" office:value-type="float" office:value="0.721038341522217" calcext:value-type="float">
            <text:p>0.72103834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905421.3903" calcext:value-type="float">
            <text:p>1455905421.3903</text:p>
          </table:table-cell>
          <table:table-cell office:value-type="float" office:value="1455905421.39055" calcext:value-type="float">
            <text:p>1455905421.39055</text:p>
          </table:table-cell>
          <table:table-cell office:value-type="float" office:value="5528" calcext:value-type="float">
            <text:p>5528</text:p>
          </table:table-cell>
          <table:table-cell table:formula="of:=[.B92]-[.B$2]" office:value-type="float" office:value="65.0038032531738" calcext:value-type="float">
            <text:p>65.0038032532</text:p>
          </table:table-cell>
          <table:table-cell table:formula="of:=[.D92]/([.E92]-[.E91])" office:value-type="float" office:value="7638.67475006243" calcext:value-type="float">
            <text:p>7638.6747500624</text:p>
          </table:table-cell>
          <table:table-cell table:formula="of:=[.E92]-[.E91]" office:value-type="float" office:value="0.723685741424561" calcext:value-type="float">
            <text:p>0.72368574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905422.1118" calcext:value-type="float">
            <text:p>1455905422.1118</text:p>
          </table:table-cell>
          <table:table-cell office:value-type="float" office:value="1455905422.11198" calcext:value-type="float">
            <text:p>1455905422.11198</text:p>
          </table:table-cell>
          <table:table-cell office:value-type="float" office:value="6424" calcext:value-type="float">
            <text:p>6424</text:p>
          </table:table-cell>
          <table:table-cell table:formula="of:=[.B93]-[.B$2]" office:value-type="float" office:value="65.7253050804138" calcext:value-type="float">
            <text:p>65.7253050804</text:p>
          </table:table-cell>
          <table:table-cell table:formula="of:=[.D93]/([.E93]-[.E92])" office:value-type="float" office:value="8903.65035466946" calcext:value-type="float">
            <text:p>8903.6503546695</text:p>
          </table:table-cell>
          <table:table-cell table:formula="of:=[.E93]-[.E92]" office:value-type="float" office:value="0.72150182723999" calcext:value-type="float">
            <text:p>0.72150182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905422.83418" calcext:value-type="float">
            <text:p>1455905422.83418</text:p>
          </table:table-cell>
          <table:table-cell office:value-type="float" office:value="1455905422.83435" calcext:value-type="float">
            <text:p>1455905422.83435</text:p>
          </table:table-cell>
          <table:table-cell office:value-type="float" office:value="7240" calcext:value-type="float">
            <text:p>7240</text:p>
          </table:table-cell>
          <table:table-cell table:formula="of:=[.B94]-[.B$2]" office:value-type="float" office:value="66.4476776123047" calcext:value-type="float">
            <text:p>66.4476776123</text:p>
          </table:table-cell>
          <table:table-cell table:formula="of:=[.D94]/([.E94]-[.E93])" office:value-type="float" office:value="10022.529484958" calcext:value-type="float">
            <text:p>10022.529484958</text:p>
          </table:table-cell>
          <table:table-cell table:formula="of:=[.E94]-[.E93]" office:value-type="float" office:value="0.722372531890869" calcext:value-type="float">
            <text:p>0.72237253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905423.55748" calcext:value-type="float">
            <text:p>1455905423.55748</text:p>
          </table:table-cell>
          <table:table-cell office:value-type="float" office:value="1455905423.55771" calcext:value-type="float">
            <text:p>1455905423.55771</text:p>
          </table:table-cell>
          <table:table-cell office:value-type="float" office:value="7768" calcext:value-type="float">
            <text:p>7768</text:p>
          </table:table-cell>
          <table:table-cell table:formula="of:=[.B95]-[.B$2]" office:value-type="float" office:value="67.170981168747" calcext:value-type="float">
            <text:p>67.1709811687</text:p>
          </table:table-cell>
          <table:table-cell table:formula="of:=[.D95]/([.E95]-[.E94])" office:value-type="float" office:value="10739.6126160484" calcext:value-type="float">
            <text:p>10739.6126160484</text:p>
          </table:table-cell>
          <table:table-cell table:formula="of:=[.E95]-[.E94]" office:value-type="float" office:value="0.723303556442261" calcext:value-type="float">
            <text:p>0.72330355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905424.27911" calcext:value-type="float">
            <text:p>1455905424.27911</text:p>
          </table:table-cell>
          <table:table-cell office:value-type="float" office:value="1455905424.27944" calcext:value-type="float">
            <text:p>1455905424.27944</text:p>
          </table:table-cell>
          <table:table-cell office:value-type="float" office:value="7880" calcext:value-type="float">
            <text:p>7880</text:p>
          </table:table-cell>
          <table:table-cell table:formula="of:=[.B96]-[.B$2]" office:value-type="float" office:value="67.8926088809967" calcext:value-type="float">
            <text:p>67.892608881</text:p>
          </table:table-cell>
          <table:table-cell table:formula="of:=[.D96]/([.E96]-[.E95])" office:value-type="float" office:value="10919.7580223648" calcext:value-type="float">
            <text:p>10919.7580223648</text:p>
          </table:table-cell>
          <table:table-cell table:formula="of:=[.E96]-[.E95]" office:value-type="float" office:value="0.721627712249756" calcext:value-type="float">
            <text:p>0.72162771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905425.00196" calcext:value-type="float">
            <text:p>1455905425.00196</text:p>
          </table:table-cell>
          <table:table-cell office:value-type="float" office:value="1455905425.00214" calcext:value-type="float">
            <text:p>1455905425.00214</text:p>
          </table:table-cell>
          <table:table-cell office:value-type="float" office:value="7544" calcext:value-type="float">
            <text:p>7544</text:p>
          </table:table-cell>
          <table:table-cell table:formula="of:=[.B97]-[.B$2]" office:value-type="float" office:value="68.6154639720917" calcext:value-type="float">
            <text:p>68.6154639721</text:p>
          </table:table-cell>
          <table:table-cell table:formula="of:=[.D97]/([.E97]-[.E96])" office:value-type="float" office:value="10436.3932590866" calcext:value-type="float">
            <text:p>10436.3932590866</text:p>
          </table:table-cell>
          <table:table-cell table:formula="of:=[.E97]-[.E96]" office:value-type="float" office:value="0.722855091094971" calcext:value-type="float">
            <text:p>0.72285509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905425.72377" calcext:value-type="float">
            <text:p>1455905425.72377</text:p>
          </table:table-cell>
          <table:table-cell office:value-type="float" office:value="1455905425.72394" calcext:value-type="float">
            <text:p>1455905425.72394</text:p>
          </table:table-cell>
          <table:table-cell office:value-type="float" office:value="6848" calcext:value-type="float">
            <text:p>6848</text:p>
          </table:table-cell>
          <table:table-cell table:formula="of:=[.B98]-[.B$2]" office:value-type="float" office:value="69.3372704982758" calcext:value-type="float">
            <text:p>69.3372704983</text:p>
          </table:table-cell>
          <table:table-cell table:formula="of:=[.D98]/([.E98]-[.E97])" office:value-type="float" office:value="9487.30684966619" calcext:value-type="float">
            <text:p>9487.3068496662</text:p>
          </table:table-cell>
          <table:table-cell table:formula="of:=[.E98]-[.E97]" office:value-type="float" office:value="0.721806526184082" calcext:value-type="float">
            <text:p>0.72180652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905426.44619" calcext:value-type="float">
            <text:p>1455905426.44619</text:p>
          </table:table-cell>
          <table:table-cell office:value-type="float" office:value="1455905426.44643" calcext:value-type="float">
            <text:p>1455905426.44643</text:p>
          </table:table-cell>
          <table:table-cell office:value-type="float" office:value="5968" calcext:value-type="float">
            <text:p>5968</text:p>
          </table:table-cell>
          <table:table-cell table:formula="of:=[.B99]-[.B$2]" office:value-type="float" office:value="70.0596933364868" calcext:value-type="float">
            <text:p>70.0596933365</text:p>
          </table:table-cell>
          <table:table-cell table:formula="of:=[.D99]/([.E99]-[.E98])" office:value-type="float" office:value="8261.08988300896" calcext:value-type="float">
            <text:p>8261.089883009</text:p>
          </table:table-cell>
          <table:table-cell table:formula="of:=[.E99]-[.E98]" office:value-type="float" office:value="0.72242283821106" calcext:value-type="float">
            <text:p>0.72242283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905427.16771" calcext:value-type="float">
            <text:p>1455905427.16771</text:p>
          </table:table-cell>
          <table:table-cell office:value-type="float" office:value="1455905427.16789" calcext:value-type="float">
            <text:p>1455905427.16789</text:p>
          </table:table-cell>
          <table:table-cell office:value-type="float" office:value="5112" calcext:value-type="float">
            <text:p>5112</text:p>
          </table:table-cell>
          <table:table-cell table:formula="of:=[.B100]-[.B$2]" office:value-type="float" office:value="70.7812139987946" calcext:value-type="float">
            <text:p>70.7812139988</text:p>
          </table:table-cell>
          <table:table-cell table:formula="of:=[.D100]/([.E100]-[.E99])" office:value-type="float" office:value="7085.03618406379" calcext:value-type="float">
            <text:p>7085.0361840638</text:p>
          </table:table-cell>
          <table:table-cell table:formula="of:=[.E100]-[.E99]" office:value-type="float" office:value="0.721520662307739" calcext:value-type="float">
            <text:p>0.72152066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905427.88911" calcext:value-type="float">
            <text:p>1455905427.88911</text:p>
          </table:table-cell>
          <table:table-cell office:value-type="float" office:value="1455905427.88948" calcext:value-type="float">
            <text:p>1455905427.88948</text:p>
          </table:table-cell>
          <table:table-cell office:value-type="float" office:value="4504" calcext:value-type="float">
            <text:p>4504</text:p>
          </table:table-cell>
          <table:table-cell table:formula="of:=[.B101]-[.B$2]" office:value-type="float" office:value="71.5026078224182" calcext:value-type="float">
            <text:p>71.5026078224</text:p>
          </table:table-cell>
          <table:table-cell table:formula="of:=[.D101]/([.E101]-[.E100])" office:value-type="float" office:value="6243.46903522934" calcext:value-type="float">
            <text:p>6243.4690352293</text:p>
          </table:table-cell>
          <table:table-cell table:formula="of:=[.E101]-[.E100]" office:value-type="float" office:value="0.721393823623657" calcext:value-type="float">
            <text:p>0.72139382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905428.61221" calcext:value-type="float">
            <text:p>1455905428.61221</text:p>
          </table:table-cell>
          <table:table-cell office:value-type="float" office:value="1455905428.61248" calcext:value-type="float">
            <text:p>1455905428.61248</text:p>
          </table:table-cell>
          <table:table-cell office:value-type="float" office:value="4296" calcext:value-type="float">
            <text:p>4296</text:p>
          </table:table-cell>
          <table:table-cell table:formula="of:=[.B102]-[.B$2]" office:value-type="float" office:value="72.2257091999054" calcext:value-type="float">
            <text:p>72.2257091999</text:p>
          </table:table-cell>
          <table:table-cell table:formula="of:=[.D102]/([.E102]-[.E101])" office:value-type="float" office:value="5941.07566898688" calcext:value-type="float">
            <text:p>5941.0756689869</text:p>
          </table:table-cell>
          <table:table-cell table:formula="of:=[.E102]-[.E101]" office:value-type="float" office:value="0.723101377487183" calcext:value-type="float">
            <text:p>0.72310137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905429.33376" calcext:value-type="float">
            <text:p>1455905429.33376</text:p>
          </table:table-cell>
          <table:table-cell office:value-type="float" office:value="1455905429.33394" calcext:value-type="float">
            <text:p>1455905429.33394</text:p>
          </table:table-cell>
          <table:table-cell office:value-type="float" office:value="4528" calcext:value-type="float">
            <text:p>4528</text:p>
          </table:table-cell>
          <table:table-cell table:formula="of:=[.B103]-[.B$2]" office:value-type="float" office:value="72.94726395607" calcext:value-type="float">
            <text:p>72.9472639561</text:p>
          </table:table-cell>
          <table:table-cell table:formula="of:=[.D103]/([.E103]-[.E102])" office:value-type="float" office:value="6275.33802710794" calcext:value-type="float">
            <text:p>6275.3380271079</text:p>
          </table:table-cell>
          <table:table-cell table:formula="of:=[.E103]-[.E102]" office:value-type="float" office:value="0.721554756164551" calcext:value-type="float">
            <text:p>0.72155475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905430.0565" calcext:value-type="float">
            <text:p>1455905430.0565</text:p>
          </table:table-cell>
          <table:table-cell office:value-type="float" office:value="1455905430.05667" calcext:value-type="float">
            <text:p>1455905430.05667</text:p>
          </table:table-cell>
          <table:table-cell office:value-type="float" office:value="5152" calcext:value-type="float">
            <text:p>5152</text:p>
          </table:table-cell>
          <table:table-cell table:formula="of:=[.B104]-[.B$2]" office:value-type="float" office:value="73.6700003147125" calcext:value-type="float">
            <text:p>73.6700003147</text:p>
          </table:table-cell>
          <table:table-cell table:formula="of:=[.D104]/([.E104]-[.E103])" office:value-type="float" office:value="7128.46384216277" calcext:value-type="float">
            <text:p>7128.4638421628</text:p>
          </table:table-cell>
          <table:table-cell table:formula="of:=[.E104]-[.E103]" office:value-type="float" office:value="0.722736358642578" calcext:value-type="float">
            <text:p>0.72273635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905430.77792" calcext:value-type="float">
            <text:p>1455905430.77792</text:p>
          </table:table-cell>
          <table:table-cell office:value-type="float" office:value="1455905430.77809" calcext:value-type="float">
            <text:p>1455905430.77809</text:p>
          </table:table-cell>
          <table:table-cell office:value-type="float" office:value="6008" calcext:value-type="float">
            <text:p>6008</text:p>
          </table:table-cell>
          <table:table-cell table:formula="of:=[.B105]-[.B$2]" office:value-type="float" office:value="74.3914215564728" calcext:value-type="float">
            <text:p>74.3914215565</text:p>
          </table:table-cell>
          <table:table-cell table:formula="of:=[.D105]/([.E105]-[.E104])" office:value-type="float" office:value="8328.00540408347" calcext:value-type="float">
            <text:p>8328.0054040835</text:p>
          </table:table-cell>
          <table:table-cell table:formula="of:=[.E105]-[.E104]" office:value-type="float" office:value="0.721421241760254" calcext:value-type="float">
            <text:p>0.72142124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905431.50058" calcext:value-type="float">
            <text:p>1455905431.50058</text:p>
          </table:table-cell>
          <table:table-cell office:value-type="float" office:value="1455905431.50075" calcext:value-type="float">
            <text:p>1455905431.50075</text:p>
          </table:table-cell>
          <table:table-cell office:value-type="float" office:value="6888" calcext:value-type="float">
            <text:p>6888</text:p>
          </table:table-cell>
          <table:table-cell table:formula="of:=[.B106]-[.B$2]" office:value-type="float" office:value="75.1140823364258" calcext:value-type="float">
            <text:p>75.1140823364</text:p>
          </table:table-cell>
          <table:table-cell table:formula="of:=[.D106]/([.E106]-[.E105])" office:value-type="float" office:value="9531.44295508599" calcext:value-type="float">
            <text:p>9531.442955086</text:p>
          </table:table-cell>
          <table:table-cell table:formula="of:=[.E106]-[.E105]" office:value-type="float" office:value="0.722660779953003" calcext:value-type="float">
            <text:p>0.722660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905432.22222" calcext:value-type="float">
            <text:p>1455905432.22222</text:p>
          </table:table-cell>
          <table:table-cell office:value-type="float" office:value="1455905432.2224" calcext:value-type="float">
            <text:p>1455905432.2224</text:p>
          </table:table-cell>
          <table:table-cell office:value-type="float" office:value="7568" calcext:value-type="float">
            <text:p>7568</text:p>
          </table:table-cell>
          <table:table-cell table:formula="of:=[.B107]-[.B$2]" office:value-type="float" office:value="75.8357260227203" calcext:value-type="float">
            <text:p>75.8357260227</text:p>
          </table:table-cell>
          <table:table-cell table:formula="of:=[.D107]/([.E107]-[.E106])" office:value-type="float" office:value="10487.1699756145" calcext:value-type="float">
            <text:p>10487.1699756145</text:p>
          </table:table-cell>
          <table:table-cell table:formula="of:=[.E107]-[.E106]" office:value-type="float" office:value="0.721643686294556" calcext:value-type="float">
            <text:p>0.72164368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905432.94406" calcext:value-type="float">
            <text:p>1455905432.94406</text:p>
          </table:table-cell>
          <table:table-cell office:value-type="float" office:value="1455905432.94424" calcext:value-type="float">
            <text:p>1455905432.94424</text:p>
          </table:table-cell>
          <table:table-cell office:value-type="float" office:value="7880" calcext:value-type="float">
            <text:p>7880</text:p>
          </table:table-cell>
          <table:table-cell table:formula="of:=[.B108]-[.B$2]" office:value-type="float" office:value="76.5575652122498" calcext:value-type="float">
            <text:p>76.5575652122</text:p>
          </table:table-cell>
          <table:table-cell table:formula="of:=[.D108]/([.E108]-[.E107])" office:value-type="float" office:value="10916.5588600657" calcext:value-type="float">
            <text:p>10916.5588600657</text:p>
          </table:table-cell>
          <table:table-cell table:formula="of:=[.E108]-[.E107]" office:value-type="float" office:value="0.721839189529419" calcext:value-type="float">
            <text:p>0.72183918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905433.66714" calcext:value-type="float">
            <text:p>1455905433.66714</text:p>
          </table:table-cell>
          <table:table-cell office:value-type="float" office:value="1455905433.66731" calcext:value-type="float">
            <text:p>1455905433.66731</text:p>
          </table:table-cell>
          <table:table-cell office:value-type="float" office:value="7752" calcext:value-type="float">
            <text:p>7752</text:p>
          </table:table-cell>
          <table:table-cell table:formula="of:=[.B109]-[.B$2]" office:value-type="float" office:value="77.2806367874146" calcext:value-type="float">
            <text:p>77.2806367874</text:p>
          </table:table-cell>
          <table:table-cell table:formula="of:=[.D109]/([.E109]-[.E108])" office:value-type="float" office:value="10720.9303563527" calcext:value-type="float">
            <text:p>10720.9303563527</text:p>
          </table:table-cell>
          <table:table-cell table:formula="of:=[.E109]-[.E108]" office:value-type="float" office:value="0.723071575164795" calcext:value-type="float">
            <text:p>0.72307157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905434.38904" calcext:value-type="float">
            <text:p>1455905434.38904</text:p>
          </table:table-cell>
          <table:table-cell office:value-type="float" office:value="1455905434.38921" calcext:value-type="float">
            <text:p>1455905434.38921</text:p>
          </table:table-cell>
          <table:table-cell office:value-type="float" office:value="7208" calcext:value-type="float">
            <text:p>7208</text:p>
          </table:table-cell>
          <table:table-cell table:formula="of:=[.B110]-[.B$2]" office:value-type="float" office:value="78.0025382041931" calcext:value-type="float">
            <text:p>78.0025382042</text:p>
          </table:table-cell>
          <table:table-cell table:formula="of:=[.D110]/([.E110]-[.E109])" office:value-type="float" office:value="9984.74283672306" calcext:value-type="float">
            <text:p>9984.7428367231</text:p>
          </table:table-cell>
          <table:table-cell table:formula="of:=[.E110]-[.E109]" office:value-type="float" office:value="0.721901416778564" calcext:value-type="float">
            <text:p>0.7219014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12:17:20.141954007</dc:date>
    <meta:editing-duration>PT2M17S</meta:editing-duration>
    <meta:editing-cycles>1</meta:editing-cycles>
    <meta:document-statistic meta:table-count="1" meta:cell-count="766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3.71cm" svg:height="20.693cm" xlink:href=".." xlink:type="simple" chart:class="chart:scatter" chart:style-name="ch1">
        <chart:plot-area chart:style-name="ch2" table:cell-range-address="'relay1.comm.sub.network'.E2:'relay1.comm.sub.network'.F110" svg:x="0.674cm" svg:y="0.413cm" svg:width="32.362cm" svg:height="19.867cm">
          <chartooo:coordinate-region svg:x="1.666cm" svg:y="0.613cm" svg:width="30.998cm" svg:height="19.0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1.comm.sub.network'.F2:'relay1.comm.sub.network'.F110" chart:class="chart:scatter">
            <chart:domain table:cell-range-address="'relay1.comm.sub.network'.E2:'relay1.comm.sub.network'.E110"/>
            <chart:data-point chart:repeated="10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110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8634119033814">
                <text:p>0.728634119033814</text:p>
              </table:table-cell>
              <table:table-cell office:value-type="float" office:value="6049.67552966791">
                <text:p>6049.67552966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5290541648865">
                <text:p>1.45290541648865</text:p>
              </table:table-cell>
              <table:table-cell office:value-type="float" office:value="6804.08020767565">
                <text:p>6804.08020767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7496538162231">
                <text:p>2.17496538162231</text:p>
              </table:table-cell>
              <table:table-cell office:value-type="float" office:value="7943.93856047421">
                <text:p>7943.93856047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9798259735107">
                <text:p>2.89798259735107</text:p>
              </table:table-cell>
              <table:table-cell office:value-type="float" office:value="9183.73706123617">
                <text:p>9183.73706123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2009787559509">
                <text:p>3.62009787559509</text:p>
              </table:table-cell>
              <table:table-cell office:value-type="float" office:value="10247.6712831706">
                <text:p>10247.671283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4239935874939">
                <text:p>4.34239935874939</text:p>
              </table:table-cell>
              <table:table-cell office:value-type="float" office:value="10843.1177045319">
                <text:p>10843.1177045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6406545639038">
                <text:p>5.06406545639038</text:p>
              </table:table-cell>
              <table:table-cell office:value-type="float" office:value="10863.7499054309">
                <text:p>10863.7499054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8618288040161">
                <text:p>5.78618288040161</text:p>
              </table:table-cell>
              <table:table-cell office:value-type="float" office:value="10258.7193629118">
                <text:p>10258.7193629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1028370857239">
                <text:p>6.51028370857239</text:p>
              </table:table-cell>
              <table:table-cell office:value-type="float" office:value="9181.04184025611">
                <text:p>9181.04184025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3195958137512">
                <text:p>7.23195958137512</text:p>
              </table:table-cell>
              <table:table-cell office:value-type="float" office:value="7970.33712331446">
                <text:p>7970.33712331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95495581626892">
                <text:p>7.95495581626892</text:p>
              </table:table-cell>
              <table:table-cell office:value-type="float" office:value="6827.14482009032">
                <text:p>6827.14482009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67624735832214">
                <text:p>8.67624735832214</text:p>
              </table:table-cell>
              <table:table-cell office:value-type="float" office:value="6122.35100862191">
                <text:p>6122.35100862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9864373207092">
                <text:p>9.39864373207092</text:p>
              </table:table-cell>
              <table:table-cell office:value-type="float" office:value="5957.94795821713">
                <text:p>5957.94795821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1197731494904">
                <text:p>10.1197731494904</text:p>
              </table:table-cell>
              <table:table-cell office:value-type="float" office:value="6445.44500296895">
                <text:p>6445.44500296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8413002490997">
                <text:p>10.8413002490997</text:p>
              </table:table-cell>
              <table:table-cell office:value-type="float" office:value="7406.5132174428">
                <text:p>7406.5132174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639052391052">
                <text:p>11.5639052391052</text:p>
              </table:table-cell>
              <table:table-cell office:value-type="float" office:value="8613.28123398745">
                <text:p>8613.28123398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286319732666">
                <text:p>12.286319732666</text:p>
              </table:table-cell>
              <table:table-cell office:value-type="float" office:value="9800.4678243685">
                <text:p>9800.4678243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0103743076324">
                <text:p>13.0103743076324</text:p>
              </table:table-cell>
              <table:table-cell office:value-type="float" office:value="10606.9352580999">
                <text:p>10606.9352580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7321004867554">
                <text:p>13.7321004867554</text:p>
              </table:table-cell>
              <table:table-cell office:value-type="float" office:value="10929.3527492461">
                <text:p>10929.3527492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4551837444305">
                <text:p>14.4551837444305</text:p>
              </table:table-cell>
              <table:table-cell office:value-type="float" office:value="10587.9923490626">
                <text:p>10587.9923490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1767945289612">
                <text:p>15.1767945289612</text:p>
              </table:table-cell>
              <table:table-cell office:value-type="float" office:value="9733.77913769491">
                <text:p>9733.77913769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8980288505554">
                <text:p>15.8980288505554</text:p>
              </table:table-cell>
              <table:table-cell office:value-type="float" office:value="8552.00565936195">
                <text:p>8552.00565936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6204900741577">
                <text:p>16.6204900741577</text:p>
              </table:table-cell>
              <table:table-cell office:value-type="float" office:value="7319.42397355705">
                <text:p>7319.42397355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3420186042786">
                <text:p>17.3420186042786</text:p>
              </table:table-cell>
              <table:table-cell office:value-type="float" office:value="6386.44184898441">
                <text:p>6386.44184898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0642695426941">
                <text:p>18.0642695426941</text:p>
              </table:table-cell>
              <table:table-cell office:value-type="float" office:value="5959.14767441093">
                <text:p>5959.14767441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7854063510895">
                <text:p>18.7854063510895</text:p>
              </table:table-cell>
              <table:table-cell office:value-type="float" office:value="6156.9454620955">
                <text:p>6156.94546209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5081584453583">
                <text:p>19.5081584453583</text:p>
              </table:table-cell>
              <table:table-cell office:value-type="float" office:value="6895.86379551382">
                <text:p>6895.86379551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229710817337">
                <text:p>20.229710817337</text:p>
              </table:table-cell>
              <table:table-cell office:value-type="float" office:value="8049.31176939014">
                <text:p>8049.31176939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9515566825867">
                <text:p>20.9515566825867</text:p>
              </table:table-cell>
              <table:table-cell office:value-type="float" office:value="9287.30124080101">
                <text:p>9287.30124080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6741840839386">
                <text:p>21.6741840839386</text:p>
              </table:table-cell>
              <table:table-cell office:value-type="float" office:value="10295.7623611848">
                <text:p>10295.7623611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3960490226746">
                <text:p>22.3960490226746</text:p>
              </table:table-cell>
              <table:table-cell office:value-type="float" office:value="10871.8398399324">
                <text:p>10871.83983993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1194903850555">
                <text:p>23.1194903850555</text:p>
              </table:table-cell>
              <table:table-cell office:value-type="float" office:value="10803.9164007378">
                <text:p>10803.9164007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8423459529877">
                <text:p>23.8423459529877</text:p>
              </table:table-cell>
              <table:table-cell office:value-type="float" office:value="10170.7731477145">
                <text:p>10170.7731477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5649275779724">
                <text:p>24.5649275779724</text:p>
              </table:table-cell>
              <table:table-cell office:value-type="float" office:value="9100.70194511086">
                <text:p>9100.70194511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2863245010376">
                <text:p>25.2863245010376</text:p>
              </table:table-cell>
              <table:table-cell office:value-type="float" office:value="7873.61273439581">
                <text:p>7873.61273439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0081326961517">
                <text:p>26.0081326961517</text:p>
              </table:table-cell>
              <table:table-cell office:value-type="float" office:value="6771.88210536608">
                <text:p>6771.88210536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7308297157288">
                <text:p>26.7308297157288</text:p>
              </table:table-cell>
              <table:table-cell office:value-type="float" office:value="6077.23552336014">
                <text:p>6077.23552336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4519233703613">
                <text:p>27.4519233703613</text:p>
              </table:table-cell>
              <table:table-cell office:value-type="float" office:value="5990.90003392312">
                <text:p>5990.90003392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1743774414062">
                <text:p>28.1743774414062</text:p>
              </table:table-cell>
              <table:table-cell office:value-type="float" office:value="6488.99381689345">
                <text:p>6488.99381689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.8960082530975">
                <text:p>28.8960082530975</text:p>
              </table:table-cell>
              <table:table-cell office:value-type="float" office:value="7494.13676963888">
                <text:p>7494.136769638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.6182608604431">
                <text:p>29.6182608604431</text:p>
              </table:table-cell>
              <table:table-cell office:value-type="float" office:value="8717.17171522444">
                <text:p>8717.171715224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.3398425579071">
                <text:p>30.3398425579071</text:p>
              </table:table-cell>
              <table:table-cell office:value-type="float" office:value="9878.29933194186">
                <text:p>9878.2993319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.0621984004974">
                <text:p>31.0621984004974</text:p>
              </table:table-cell>
              <table:table-cell office:value-type="float" office:value="10676.1786162692">
                <text:p>10676.17861626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.7853493690491">
                <text:p>31.7853493690491</text:p>
              </table:table-cell>
              <table:table-cell office:value-type="float" office:value="10907.8191733581">
                <text:p>10907.81917335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.5073890686035">
                <text:p>32.5073890686035</text:p>
              </table:table-cell>
              <table:table-cell office:value-type="float" office:value="10547.8964725896">
                <text:p>10547.8964725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.2310318946838">
                <text:p>33.2310318946838</text:p>
              </table:table-cell>
              <table:table-cell office:value-type="float" office:value="9629.05973619999">
                <text:p>9629.0597361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9528396129608">
                <text:p>33.9528396129608</text:p>
              </table:table-cell>
              <table:table-cell office:value-type="float" office:value="8445.46247656055">
                <text:p>8445.46247656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.6754639148712">
                <text:p>34.6754639148712</text:p>
              </table:table-cell>
              <table:table-cell office:value-type="float" office:value="7229.20608425336">
                <text:p>7229.20608425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.3965957164764">
                <text:p>35.3965957164764</text:p>
              </table:table-cell>
              <table:table-cell office:value-type="float" office:value="6345.58064117255">
                <text:p>6345.58064117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1178643703461">
                <text:p>36.1178643703461</text:p>
              </table:table-cell>
              <table:table-cell office:value-type="float" office:value="5956.17177725918">
                <text:p>5956.171777259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.8400359153748">
                <text:p>36.8400359153748</text:p>
              </table:table-cell>
              <table:table-cell office:value-type="float" office:value="6181.35681297534">
                <text:p>6181.35681297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.5610013008118">
                <text:p>37.5610013008118</text:p>
              </table:table-cell>
              <table:table-cell office:value-type="float" office:value="6990.62687585898">
                <text:p>6990.62687585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.2835001945496">
                <text:p>38.2835001945496</text:p>
              </table:table-cell>
              <table:table-cell office:value-type="float" office:value="8127.34808439866">
                <text:p>8127.348084398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.0053625106812">
                <text:p>39.0053625106812</text:p>
              </table:table-cell>
              <table:table-cell office:value-type="float" office:value="9364.66670850247">
                <text:p>9364.666708502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7288043498993">
                <text:p>39.7288043498993</text:p>
              </table:table-cell>
              <table:table-cell office:value-type="float" office:value="10350.5210703498">
                <text:p>10350.52107034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.4509363174438">
                <text:p>40.4509363174438</text:p>
              </table:table-cell>
              <table:table-cell office:value-type="float" office:value="10889.9762833374">
                <text:p>10889.9762833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.1727149486542">
                <text:p>41.1727149486542</text:p>
              </table:table-cell>
              <table:table-cell office:value-type="float" office:value="10806.6374684998">
                <text:p>10806.6374684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8955144882202">
                <text:p>41.8955144882202</text:p>
              </table:table-cell>
              <table:table-cell office:value-type="float" office:value="10105.1530890366">
                <text:p>10105.15308903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6169526576996">
                <text:p>42.6169526576996</text:p>
              </table:table-cell>
              <table:table-cell office:value-type="float" office:value="9037.50352536129">
                <text:p>9037.503525361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3400189876556">
                <text:p>43.3400189876556</text:p>
              </table:table-cell>
              <table:table-cell office:value-type="float" office:value="7766.92229652198">
                <text:p>7766.922296521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0611131191254">
                <text:p>44.0611131191254</text:p>
              </table:table-cell>
              <table:table-cell office:value-type="float" office:value="6712.02245140335">
                <text:p>6712.02245140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.7831478118897">
                <text:p>44.7831478118897</text:p>
              </table:table-cell>
              <table:table-cell office:value-type="float" office:value="6049.57080840157">
                <text:p>6049.57080840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.5042660236359">
                <text:p>45.5042660236359</text:p>
              </table:table-cell>
              <table:table-cell office:value-type="float" office:value="6001.78990004923">
                <text:p>6001.789900049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.226282119751">
                <text:p>46.226282119751</text:p>
              </table:table-cell>
              <table:table-cell office:value-type="float" office:value="6548.33046720084">
                <text:p>6548.33046720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.9516401290894">
                <text:p>46.9516401290894</text:p>
              </table:table-cell>
              <table:table-cell office:value-type="float" office:value="7543.86100319093">
                <text:p>7543.861003190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.6733362674713">
                <text:p>47.6733362674713</text:p>
              </table:table-cell>
              <table:table-cell office:value-type="float" office:value="8812.57313397729">
                <text:p>8812.573133977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.3963866233826">
                <text:p>48.3963866233826</text:p>
              </table:table-cell>
              <table:table-cell office:value-type="float" office:value="9946.74844041253">
                <text:p>9946.74844041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.118026971817">
                <text:p>49.118026971817</text:p>
              </table:table-cell>
              <table:table-cell office:value-type="float" office:value="10731.1072846746">
                <text:p>10731.10728467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.8405015468597">
                <text:p>49.8405015468597</text:p>
              </table:table-cell>
              <table:table-cell office:value-type="float" office:value="10918.0312670983">
                <text:p>10918.03126709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5621137619019">
                <text:p>50.5621137619019</text:p>
              </table:table-cell>
              <table:table-cell office:value-type="float" office:value="10509.79992011">
                <text:p>10509.799920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.2841191291809">
                <text:p>51.2841191291809</text:p>
              </table:table-cell>
              <table:table-cell office:value-type="float" office:value="9562.25578490974">
                <text:p>9562.25578490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.0074815750122">
                <text:p>52.0074815750122</text:p>
              </table:table-cell>
              <table:table-cell office:value-type="float" office:value="8338.83488804556">
                <text:p>8338.83488804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7288384437561">
                <text:p>52.7288384437561</text:p>
              </table:table-cell>
              <table:table-cell office:value-type="float" office:value="7164.27641286493">
                <text:p>7164.276412864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.4512548446655">
                <text:p>53.4512548446655</text:p>
              </table:table-cell>
              <table:table-cell office:value-type="float" office:value="6278.92721467812">
                <text:p>6278.927214678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.1723973751068">
                <text:p>54.1723973751068</text:p>
              </table:table-cell>
              <table:table-cell office:value-type="float" office:value="5957.21347535996">
                <text:p>5957.213475359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.8948321342468">
                <text:p>54.8948321342468</text:p>
              </table:table-cell>
              <table:table-cell office:value-type="float" office:value="6223.39933553589">
                <text:p>6223.399335535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.6158273220062">
                <text:p>55.6158273220062</text:p>
              </table:table-cell>
              <table:table-cell office:value-type="float" office:value="7068.00833974577">
                <text:p>7068.00833974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.3372442722321">
                <text:p>56.3372442722321</text:p>
              </table:table-cell>
              <table:table-cell office:value-type="float" office:value="8239.34064501716">
                <text:p>8239.340645017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.0600879192352">
                <text:p>57.0600879192352</text:p>
              </table:table-cell>
              <table:table-cell office:value-type="float" office:value="9440.49246097896">
                <text:p>9440.49246097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.7817568778992">
                <text:p>57.7817568778992</text:p>
              </table:table-cell>
              <table:table-cell office:value-type="float" office:value="10431.3756461646">
                <text:p>10431.37564616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.5053279399872">
                <text:p>58.5053279399872</text:p>
              </table:table-cell>
              <table:table-cell office:value-type="float" office:value="10879.3737235479">
                <text:p>10879.37372354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.2270357608795">
                <text:p>59.2270357608795</text:p>
              </table:table-cell>
              <table:table-cell office:value-type="float" office:value="10774.4433064139">
                <text:p>10774.4433064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.9499313831329">
                <text:p>59.9499313831329</text:p>
              </table:table-cell>
              <table:table-cell office:value-type="float" office:value="10037.4103489263">
                <text:p>10037.41034892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.6716859340668">
                <text:p>60.6716859340668</text:p>
              </table:table-cell>
              <table:table-cell office:value-type="float" office:value="8933.78502658181">
                <text:p>8933.785026581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.3931918144226">
                <text:p>61.3931918144226</text:p>
              </table:table-cell>
              <table:table-cell office:value-type="float" office:value="7695.01697929592">
                <text:p>7695.016979295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.1156761646271">
                <text:p>62.1156761646271</text:p>
              </table:table-cell>
              <table:table-cell office:value-type="float" office:value="6632.66961927111">
                <text:p>6632.66961927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.8365488052368">
                <text:p>62.8365488052368</text:p>
              </table:table-cell>
              <table:table-cell office:value-type="float" office:value="6037.12744087349">
                <text:p>6037.127440873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.5590791702271">
                <text:p>63.5590791702271</text:p>
              </table:table-cell>
              <table:table-cell office:value-type="float" office:value="6012.20406848744">
                <text:p>6012.204068487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2801175117493">
                <text:p>64.2801175117493</text:p>
              </table:table-cell>
              <table:table-cell office:value-type="float" office:value="6623.78090729152">
                <text:p>6623.78090729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.0038032531738">
                <text:p>65.0038032531738</text:p>
              </table:table-cell>
              <table:table-cell office:value-type="float" office:value="7638.67475006243">
                <text:p>7638.67475006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.7253050804138">
                <text:p>65.7253050804138</text:p>
              </table:table-cell>
              <table:table-cell office:value-type="float" office:value="8903.65035466946">
                <text:p>8903.650354669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.4476776123047">
                <text:p>66.4476776123047</text:p>
              </table:table-cell>
              <table:table-cell office:value-type="float" office:value="10022.529484958">
                <text:p>10022.5294849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.170981168747">
                <text:p>67.170981168747</text:p>
              </table:table-cell>
              <table:table-cell office:value-type="float" office:value="10739.6126160484">
                <text:p>10739.6126160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.8926088809967">
                <text:p>67.8926088809967</text:p>
              </table:table-cell>
              <table:table-cell office:value-type="float" office:value="10919.7580223648">
                <text:p>10919.75802236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.6154639720917">
                <text:p>68.6154639720917</text:p>
              </table:table-cell>
              <table:table-cell office:value-type="float" office:value="10436.3932590866">
                <text:p>10436.39325908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.3372704982758">
                <text:p>69.3372704982758</text:p>
              </table:table-cell>
              <table:table-cell office:value-type="float" office:value="9487.30684966619">
                <text:p>9487.306849666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.0596933364868">
                <text:p>70.0596933364868</text:p>
              </table:table-cell>
              <table:table-cell office:value-type="float" office:value="8261.08988300896">
                <text:p>8261.089883008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.7812139987946">
                <text:p>70.7812139987946</text:p>
              </table:table-cell>
              <table:table-cell office:value-type="float" office:value="7085.03618406379">
                <text:p>7085.036184063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.5026078224182">
                <text:p>71.5026078224182</text:p>
              </table:table-cell>
              <table:table-cell office:value-type="float" office:value="6243.46903522934">
                <text:p>6243.46903522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.2257091999054">
                <text:p>72.2257091999054</text:p>
              </table:table-cell>
              <table:table-cell office:value-type="float" office:value="5941.07566898688">
                <text:p>5941.075668986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.94726395607">
                <text:p>72.94726395607</text:p>
              </table:table-cell>
              <table:table-cell office:value-type="float" office:value="6275.33802710794">
                <text:p>6275.338027107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.6700003147125">
                <text:p>73.6700003147125</text:p>
              </table:table-cell>
              <table:table-cell office:value-type="float" office:value="7128.46384216277">
                <text:p>7128.463842162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.3914215564728">
                <text:p>74.3914215564728</text:p>
              </table:table-cell>
              <table:table-cell office:value-type="float" office:value="8328.00540408347">
                <text:p>8328.005404083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1140823364258">
                <text:p>75.1140823364258</text:p>
              </table:table-cell>
              <table:table-cell office:value-type="float" office:value="9531.44295508599">
                <text:p>9531.442955085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.8357260227203">
                <text:p>75.8357260227203</text:p>
              </table:table-cell>
              <table:table-cell office:value-type="float" office:value="10487.1699756145">
                <text:p>10487.1699756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.5575652122498">
                <text:p>76.5575652122498</text:p>
              </table:table-cell>
              <table:table-cell office:value-type="float" office:value="10916.5588600657">
                <text:p>10916.55886006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7.2806367874146">
                <text:p>77.2806367874146</text:p>
              </table:table-cell>
              <table:table-cell office:value-type="float" office:value="10720.9303563527">
                <text:p>10720.93035635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.0025382041931">
                <text:p>78.0025382041931</text:p>
              </table:table-cell>
              <table:table-cell office:value-type="float" office:value="9984.74283672306">
                <text:p>9984.74283672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